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3]+[.B2]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+[.B3]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+[.B4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+[.B5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7]+[.B6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8]+[.B7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9]+[.B8]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0]+[.B9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1]+[.B10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2]+[.B11]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3]+[.B12]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4]+[.B13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5]+[.B14]"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6]+[.B15]" office:value-type="float" office:value="52" calcext:value-type="float">
            <text:p>52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7]+[.B16]" office:value-type="float" office:value="57" calcext:value-type="float">
            <text:p>5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8]+[.B17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9]+[.B18]"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0]+[.B19]" office:value-type="float" office:value="75" calcext:value-type="float">
            <text:p>7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21]+[.B20]" office:value-type="float" office:value="81" calcext:value-type="float">
            <text:p>8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2]+[.B21]" office:value-type="float" office:value="88" calcext:value-type="float">
            <text:p>8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3]+[.B22]" office:value-type="float" office:value="95" calcext:value-type="float">
            <text:p>95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4]+[.B23]"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5]+[.B24]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6]+[.B25]" office:value-type="float" office:value="116" calcext:value-type="float">
            <text:p>11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27]+[.B26]" office:value-type="float" office:value="123" calcext:value-type="float">
            <text:p>12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8]+[.B27]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29]+[.B28]" office:value-type="float" office:value="139" calcext:value-type="float">
            <text:p>13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0]+[.B29]" office:value-type="float" office:value="147" calcext:value-type="float">
            <text:p>14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1]+[.B30]" office:value-type="float" office:value="155" calcext:value-type="float">
            <text:p>15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2]+[.B31]" office:value-type="float" office:value="163" calcext:value-type="float">
            <text:p>163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3]+[.B32]" office:value-type="float" office:value="171" calcext:value-type="float">
            <text:p>17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4]+[.B33]" office:value-type="float" office:value="179" calcext:value-type="float">
            <text:p>179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5]+[.B34]"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6]+[.B35]" office:value-type="float" office:value="195" calcext:value-type="float">
            <text:p>195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37]+[.B36]" office:value-type="float" office:value="203" calcext:value-type="float">
            <text:p>203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8]+[.B37]" office:value-type="float" office:value="212" calcext:value-type="float">
            <text:p>21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39]+[.B38]" office:value-type="float" office:value="221" calcext:value-type="float">
            <text:p>22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0]+[.B39]" office:value-type="float" office:value="230" calcext:value-type="float">
            <text:p>230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1]+[.B40]" office:value-type="float" office:value="239" calcext:value-type="float">
            <text:p>239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2]+[.B41]" office:value-type="float" office:value="248" calcext:value-type="float">
            <text:p>24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3]+[.B42]" office:value-type="float" office:value="257" calcext:value-type="float">
            <text:p>257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4]+[.B43]" office:value-type="float" office:value="266" calcext:value-type="float">
            <text:p>26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45]+[.B44]"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6]+[.B45]" office:value-type="float" office:value="285" calcext:value-type="float">
            <text:p>28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7]+[.B46]" office:value-type="float" office:value="295" calcext:value-type="float">
            <text:p>29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8]+[.B47]"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9]+[.B48]" office:value-type="float" office:value="315" calcext:value-type="float">
            <text:p>31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0]+[.B49]"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1]+[.B50]" office:value-type="float" office:value="335" calcext:value-type="float">
            <text:p>33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2]+[.B51]" office:value-type="float" office:value="346" calcext:value-type="float">
            <text:p>34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3]+[.B52]" office:value-type="float" office:value="357" calcext:value-type="float">
            <text:p>35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4]+[.B53]" office:value-type="float" office:value="368" calcext:value-type="float">
            <text:p>36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5]+[.B54]" office:value-type="float" office:value="379" calcext:value-type="float">
            <text:p>37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6]+[.B55]" office:value-type="float" office:value="390" calcext:value-type="float">
            <text:p>39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7]+[.B56]" office:value-type="float" office:value="401" calcext:value-type="float">
            <text:p>401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8]+[.B57]" office:value-type="float" office:value="412" calcext:value-type="float">
            <text:p>412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59]+[.B58]" office:value-type="float" office:value="423" calcext:value-type="float">
            <text:p>423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0]+[.B59]" office:value-type="float" office:value="434" calcext:value-type="float">
            <text:p>434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1]+[.B60]" office:value-type="float" office:value="445" calcext:value-type="float">
            <text:p>44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2]+[.B61]" office:value-type="float" office:value="456" calcext:value-type="float">
            <text:p>456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3]+[.B62]" office:value-type="float" office:value="467" calcext:value-type="float">
            <text:p>46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4]+[.B63]" office:value-type="float" office:value="478" calcext:value-type="float">
            <text:p>478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5]+[.B64]" office:value-type="float" office:value="489" calcext:value-type="float">
            <text:p>489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6]+[.B65]" office:value-type="float" office:value="500" calcext:value-type="float">
            <text:p>50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67]+[.B66]" office:value-type="float" office:value="511" calcext:value-type="float">
            <text:p>5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8]+[.B67]" office:value-type="float" office:value="523" calcext:value-type="float">
            <text:p>52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69]+[.B68]" office:value-type="float" office:value="535" calcext:value-type="float">
            <text:p>535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0]+[.B69]" office:value-type="float" office:value="547" calcext:value-type="float">
            <text:p>547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1]+[.B70]" office:value-type="float" office:value="559" calcext:value-type="float">
            <text:p>559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2]+[.B71]" office:value-type="float" office:value="571" calcext:value-type="float">
            <text:p>57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3]+[.B72]" office:value-type="float" office:value="583" calcext:value-type="float">
            <text:p>583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4]+[.B73]" office:value-type="float" office:value="595" calcext:value-type="float">
            <text:p>595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5]+[.B74]" office:value-type="float" office:value="608" calcext:value-type="float">
            <text:p>60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6]+[.B75]" office:value-type="float" office:value="621" calcext:value-type="float">
            <text:p>62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7]+[.B76]" office:value-type="float" office:value="634" calcext:value-type="float">
            <text:p>634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8]+[.B77]" office:value-type="float" office:value="647" calcext:value-type="float">
            <text:p>6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79]+[.B78]" office:value-type="float" office:value="660" calcext:value-type="float">
            <text:p>66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80]+[.B79]" office:value-type="float" office:value="673" calcext:value-type="float">
            <text:p>673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81]+[.B80]" office:value-type="float" office:value="686" calcext:value-type="float">
            <text:p>686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2]+[.B81]" office:value-type="float" office:value="700" calcext:value-type="float">
            <text:p>70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3]+[.B82]" office:value-type="float" office:value="714" calcext:value-type="float">
            <text:p>714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4]+[.B83]" office:value-type="float" office:value="728" calcext:value-type="float">
            <text:p>72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85]+[.B84]" office:value-type="float" office:value="742" calcext:value-type="float">
            <text:p>74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6]+[.B85]" office:value-type="float" office:value="757" calcext:value-type="float">
            <text:p>75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7]+[.B86]" office:value-type="float" office:value="772" calcext:value-type="float">
            <text:p>77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8]+[.B87]" office:value-type="float" office:value="787" calcext:value-type="float">
            <text:p>78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89]+[.B88]" office:value-type="float" office:value="802" calcext:value-type="float">
            <text:p>80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0]+[.B89]" office:value-type="float" office:value="817" calcext:value-type="float">
            <text:p>81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1]+[.B90]" office:value-type="float" office:value="832" calcext:value-type="float">
            <text:p>83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2]+[.B91]" office:value-type="float" office:value="847" calcext:value-type="float">
            <text:p>847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3]+[.B92]" office:value-type="float" office:value="862" calcext:value-type="float">
            <text:p>86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94]+[.B93]" office:value-type="float" office:value="877" calcext:value-type="float">
            <text:p>87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5]+[.B94]" office:value-type="float" office:value="893" calcext:value-type="float">
            <text:p>89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6]+[.B95]" office:value-type="float" office:value="909" calcext:value-type="float">
            <text:p>90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7]+[.B96]" office:value-type="float" office:value="925" calcext:value-type="float">
            <text:p>92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8]+[.B97]" office:value-type="float" office:value="941" calcext:value-type="float">
            <text:p>94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99]+[.B98]" office:value-type="float" office:value="957" calcext:value-type="float">
            <text:p>95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0]+[.B99]" office:value-type="float" office:value="973" calcext:value-type="float">
            <text:p>97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1]+[.B100]" office:value-type="float" office:value="989" calcext:value-type="float">
            <text:p>98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2]+[.B101]" office:value-type="float" office:value="1005" calcext:value-type="float">
            <text:p>100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3]+[.B102]" office:value-type="float" office:value="1021" calcext:value-type="float">
            <text:p>102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4]+[.B103]" office:value-type="float" office:value="1037" calcext:value-type="float">
            <text:p>103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5]+[.B104]" office:value-type="float" office:value="1053" calcext:value-type="float">
            <text:p>1053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6]+[.B105]" office:value-type="float" office:value="1069" calcext:value-type="float">
            <text:p>1069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7]+[.B106]" office:value-type="float" office:value="1085" calcext:value-type="float">
            <text:p>108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8]+[.B107]" office:value-type="float" office:value="1101" calcext:value-type="float">
            <text:p>1101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09]+[.B108]" office:value-type="float" office:value="1117" calcext:value-type="float">
            <text:p>1117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10]+[.B109]" office:value-type="float" office:value="1133" calcext:value-type="float">
            <text:p>113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1]+[.B110]" office:value-type="float" office:value="1150" calcext:value-type="float">
            <text:p>115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2]+[.B111]" office:value-type="float" office:value="1167" calcext:value-type="float">
            <text:p>116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3]+[.B112]" office:value-type="float" office:value="1184" calcext:value-type="float">
            <text:p>118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4]+[.B113]" office:value-type="float" office:value="1201" calcext:value-type="float">
            <text:p>120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5]+[.B114]" office:value-type="float" office:value="1218" calcext:value-type="float">
            <text:p>121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6]+[.B115]" office:value-type="float" office:value="1235" calcext:value-type="float">
            <text:p>123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7]+[.B116]" office:value-type="float" office:value="1252" calcext:value-type="float">
            <text:p>125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8]+[.B117]" office:value-type="float" office:value="1269" calcext:value-type="float">
            <text:p>1269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19]+[.B118]" office:value-type="float" office:value="1286" calcext:value-type="float">
            <text:p>1286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0]+[.B119]" office:value-type="float" office:value="1303" calcext:value-type="float">
            <text:p>1303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1]+[.B120]" office:value-type="float" office:value="1320" calcext:value-type="float">
            <text:p>132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2]+[.B121]" office:value-type="float" office:value="1337" calcext:value-type="float">
            <text:p>133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3]+[.B122]" office:value-type="float" office:value="1354" calcext:value-type="float">
            <text:p>1354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4]+[.B123]" office:value-type="float" office:value="1371" calcext:value-type="float">
            <text:p>137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5]+[.B124]" office:value-type="float" office:value="1388" calcext:value-type="float">
            <text:p>1388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26]+[.B125]" office:value-type="float" office:value="1405" calcext:value-type="float">
            <text:p>140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27]+[.B126]" office:value-type="float" office:value="1423" calcext:value-type="float">
            <text:p>142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28]+[.B127]" office:value-type="float" office:value="1441" calcext:value-type="float">
            <text:p>144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29]+[.B128]" office:value-type="float" office:value="1459" calcext:value-type="float">
            <text:p>145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0]+[.B129]" office:value-type="float" office:value="1477" calcext:value-type="float">
            <text:p>147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1]+[.B130]" office:value-type="float" office:value="1495" calcext:value-type="float">
            <text:p>1495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2]+[.B131]" office:value-type="float" office:value="1513" calcext:value-type="float">
            <text:p>1513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3]+[.B132]" office:value-type="float" office:value="1531" calcext:value-type="float">
            <text:p>1531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4]+[.B133]" office:value-type="float" office:value="1549" calcext:value-type="float">
            <text:p>15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35]+[.B134]" office:value-type="float" office:value="1567" calcext:value-type="float">
            <text:p>156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6]+[.B135]" office:value-type="float" office:value="1586" calcext:value-type="float">
            <text:p>158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7]+[.B136]" office:value-type="float" office:value="1605" calcext:value-type="float">
            <text:p>160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8]+[.B137]" office:value-type="float" office:value="1624" calcext:value-type="float">
            <text:p>162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39]+[.B138]" office:value-type="float" office:value="1643" calcext:value-type="float">
            <text:p>1643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0]+[.B139]" office:value-type="float" office:value="1662" calcext:value-type="float">
            <text:p>1662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1]+[.B140]" office:value-type="float" office:value="1681" calcext:value-type="float">
            <text:p>1681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2]+[.B141]" office:value-type="float" office:value="1700" calcext:value-type="float">
            <text:p>170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3]+[.B142]" office:value-type="float" office:value="1719" calcext:value-type="float">
            <text:p>1719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4]+[.B143]" office:value-type="float" office:value="1738" calcext:value-type="float">
            <text:p>173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5]+[.B144]" office:value-type="float" office:value="1757" calcext:value-type="float">
            <text:p>17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6]+[.B145]" office:value-type="float" office:value="1776" calcext:value-type="float">
            <text:p>1776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7]+[.B146]" office:value-type="float" office:value="1795" calcext:value-type="float">
            <text:p>1795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8]+[.B147]" office:value-type="float" office:value="1814" calcext:value-type="float">
            <text:p>181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49]+[.B148]" office:value-type="float" office:value="1833" calcext:value-type="float">
            <text:p>183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0]+[.B149]" office:value-type="float" office:value="1853" calcext:value-type="float">
            <text:p>185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1]+[.B150]" office:value-type="float" office:value="1873" calcext:value-type="float">
            <text:p>187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2]+[.B151]" office:value-type="float" office:value="1893" calcext:value-type="float">
            <text:p>18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3]+[.B152]" office:value-type="float" office:value="1913" calcext:value-type="float">
            <text:p>19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4]+[.B153]" office:value-type="float" office:value="1933" calcext:value-type="float">
            <text:p>193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5]+[.B154]" office:value-type="float" office:value="1953" calcext:value-type="float">
            <text:p>195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6]+[.B155]" office:value-type="float" office:value="1973" calcext:value-type="float">
            <text:p>197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7]+[.B156]" office:value-type="float" office:value="1993" calcext:value-type="float">
            <text:p>19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8]+[.B157]" office:value-type="float" office:value="2013" calcext:value-type="float">
            <text:p>20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59]+[.B158]" office:value-type="float" office:value="2033" calcext:value-type="float">
            <text:p>203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0]+[.B159]" office:value-type="float" office:value="2053" calcext:value-type="float">
            <text:p>205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1]+[.B160]" office:value-type="float" office:value="2073" calcext:value-type="float">
            <text:p>207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2]+[.B161]" office:value-type="float" office:value="2093" calcext:value-type="float">
            <text:p>20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3]+[.B162]" office:value-type="float" office:value="2113" calcext:value-type="float">
            <text:p>211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4]+[.B163]" office:value-type="float" office:value="2133" calcext:value-type="float">
            <text:p>213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5]+[.B164]" office:value-type="float" office:value="2153" calcext:value-type="float">
            <text:p>215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6]+[.B165]" office:value-type="float" office:value="2173" calcext:value-type="float">
            <text:p>217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7]+[.B166]" office:value-type="float" office:value="2193" calcext:value-type="float">
            <text:p>219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68]+[.B167]" office:value-type="float" office:value="2213" calcext:value-type="float">
            <text:p>221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69]+[.B168]" office:value-type="float" office:value="2234" calcext:value-type="float">
            <text:p>223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0]+[.B169]" office:value-type="float" office:value="2255" calcext:value-type="float">
            <text:p>225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1]+[.B170]" office:value-type="float" office:value="2276" calcext:value-type="float">
            <text:p>227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2]+[.B171]" office:value-type="float" office:value="2297" calcext:value-type="float">
            <text:p>2297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3]+[.B172]" office:value-type="float" office:value="2318" calcext:value-type="float">
            <text:p>2318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4]+[.B173]" office:value-type="float" office:value="2339" calcext:value-type="float">
            <text:p>2339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5]+[.B174]" office:value-type="float" office:value="2360" calcext:value-type="float">
            <text:p>236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6]+[.B175]" office:value-type="float" office:value="2381" calcext:value-type="float">
            <text:p>238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7]+[.B176]" office:value-type="float" office:value="2402" calcext:value-type="float">
            <text:p>2402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8]+[.B177]" office:value-type="float" office:value="2423" calcext:value-type="float">
            <text:p>2423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79]+[.B178]" office:value-type="float" office:value="2444" calcext:value-type="float">
            <text:p>2444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0]+[.B179]" office:value-type="float" office:value="2465" calcext:value-type="float">
            <text:p>246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81]+[.B180]" office:value-type="float" office:value="2486" calcext:value-type="float">
            <text:p>248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2]+[.B181]" office:value-type="float" office:value="2508" calcext:value-type="float">
            <text:p>250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3]+[.B182]" office:value-type="float" office:value="2530" calcext:value-type="float">
            <text:p>253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4]+[.B183]" office:value-type="float" office:value="2552" calcext:value-type="float">
            <text:p>255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5]+[.B184]" office:value-type="float" office:value="2574" calcext:value-type="float">
            <text:p>257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6]+[.B185]" office:value-type="float" office:value="2596" calcext:value-type="float">
            <text:p>259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7]+[.B186]" office:value-type="float" office:value="2618" calcext:value-type="float">
            <text:p>261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8]+[.B187]" office:value-type="float" office:value="2640" calcext:value-type="float">
            <text:p>264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89]+[.B188]" office:value-type="float" office:value="2662" calcext:value-type="float">
            <text:p>266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0]+[.B189]" office:value-type="float" office:value="2684" calcext:value-type="float">
            <text:p>268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1]+[.B190]" office:value-type="float" office:value="2706" calcext:value-type="float">
            <text:p>270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2]+[.B191]" office:value-type="float" office:value="2728" calcext:value-type="float">
            <text:p>272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3]+[.B192]" office:value-type="float" office:value="2750" calcext:value-type="float">
            <text:p>275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4]+[.B193]" office:value-type="float" office:value="2772" calcext:value-type="float">
            <text:p>2772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5]+[.B194]" office:value-type="float" office:value="2794" calcext:value-type="float">
            <text:p>2794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6]+[.B195]" office:value-type="float" office:value="2816" calcext:value-type="float">
            <text:p>2816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7]+[.B196]" office:value-type="float" office:value="2838" calcext:value-type="float">
            <text:p>2838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8]+[.B197]" office:value-type="float" office:value="2860" calcext:value-type="float">
            <text:p>286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2883" calcext:value-type="float">
            <text:p>288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2906" calcext:value-type="float">
            <text:p>290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2929" calcext:value-type="float">
            <text:p>292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2952" calcext:value-type="float">
            <text:p>295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2975" calcext:value-type="float">
            <text:p>297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2998" calcext:value-type="float">
            <text:p>2998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3021" calcext:value-type="float">
            <text:p>302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6]+[.B205]" office:value-type="float" office:value="3044" calcext:value-type="float">
            <text:p>3044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7]+[.B206]" office:value-type="float" office:value="3067" calcext:value-type="float">
            <text:p>3067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8]+[.B207]" office:value-type="float" office:value="3090" calcext:value-type="float">
            <text:p>309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9]+[.B208]" office:value-type="float" office:value="3113" calcext:value-type="float">
            <text:p>3113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0]+[.B209]" office:value-type="float" office:value="3136" calcext:value-type="float">
            <text:p>3136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1]+[.B210]" office:value-type="float" office:value="3159" calcext:value-type="float">
            <text:p>3159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2]+[.B211]" office:value-type="float" office:value="3182" calcext:value-type="float">
            <text:p>318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3]+[.B212]" office:value-type="float" office:value="3205" calcext:value-type="float">
            <text:p>3205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14]+[.B213]" office:value-type="float" office:value="3228" calcext:value-type="float">
            <text:p>322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3252" calcext:value-type="float">
            <text:p>325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3276" calcext:value-type="float">
            <text:p>327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3300" calcext:value-type="float">
            <text:p>3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3324" calcext:value-type="float">
            <text:p>332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9]+[.B218]" office:value-type="float" office:value="3348" calcext:value-type="float">
            <text:p>334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0]+[.B219]" office:value-type="float" office:value="3372" calcext:value-type="float">
            <text:p>337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1]+[.B220]" office:value-type="float" office:value="3396" calcext:value-type="float">
            <text:p>339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2]+[.B221]" office:value-type="float" office:value="3420" calcext:value-type="float">
            <text:p>342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3]+[.B222]" office:value-type="float" office:value="3444" calcext:value-type="float">
            <text:p>344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4]+[.B223]" office:value-type="float" office:value="3468" calcext:value-type="float">
            <text:p>346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5]+[.B224]" office:value-type="float" office:value="3492" calcext:value-type="float">
            <text:p>349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6]+[.B225]" office:value-type="float" office:value="3516" calcext:value-type="float">
            <text:p>351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7]+[.B226]" office:value-type="float" office:value="3540" calcext:value-type="float">
            <text:p>354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8]+[.B227]" office:value-type="float" office:value="3564" calcext:value-type="float">
            <text:p>356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29]+[.B228]" office:value-type="float" office:value="3588" calcext:value-type="float">
            <text:p>358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0]+[.B229]" office:value-type="float" office:value="3612" calcext:value-type="float">
            <text:p>361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1]+[.B230]" office:value-type="float" office:value="3636" calcext:value-type="float">
            <text:p>363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2]+[.B231]" office:value-type="float" office:value="3660" calcext:value-type="float">
            <text:p>366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3]+[.B232]" office:value-type="float" office:value="3684" calcext:value-type="float">
            <text:p>368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4]+[.B233]" office:value-type="float" office:value="3708" calcext:value-type="float">
            <text:p>3708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5]+[.B234]" office:value-type="float" office:value="3732" calcext:value-type="float">
            <text:p>3732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6]+[.B235]" office:value-type="float" office:value="3756" calcext:value-type="float">
            <text:p>375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7]+[.B236]" office:value-type="float" office:value="3780" calcext:value-type="float">
            <text:p>378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8]+[.B237]" office:value-type="float" office:value="3804" calcext:value-type="float">
            <text:p>3804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39]+[.B238]" office:value-type="float" office:value="3828" calcext:value-type="float">
            <text:p>38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0]+[.B239]" office:value-type="float" office:value="3853" calcext:value-type="float">
            <text:p>38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1]+[.B240]" office:value-type="float" office:value="3878" calcext:value-type="float">
            <text:p>387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2]+[.B241]" office:value-type="float" office:value="3903" calcext:value-type="float">
            <text:p>39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3]+[.B242]" office:value-type="float" office:value="3928" calcext:value-type="float">
            <text:p>39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4]+[.B243]" office:value-type="float" office:value="3953" calcext:value-type="float">
            <text:p>39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5]+[.B244]" office:value-type="float" office:value="3978" calcext:value-type="float">
            <text:p>397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6]+[.B245]" office:value-type="float" office:value="4003" calcext:value-type="float">
            <text:p>40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7]+[.B246]" office:value-type="float" office:value="4028" calcext:value-type="float">
            <text:p>40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8]+[.B247]" office:value-type="float" office:value="4053" calcext:value-type="float">
            <text:p>40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49]+[.B248]" office:value-type="float" office:value="4078" calcext:value-type="float">
            <text:p>407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0]+[.B249]" office:value-type="float" office:value="4103" calcext:value-type="float">
            <text:p>41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1]+[.B250]" office:value-type="float" office:value="4128" calcext:value-type="float">
            <text:p>41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2]+[.B251]" office:value-type="float" office:value="4153" calcext:value-type="float">
            <text:p>41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3]+[.B252]" office:value-type="float" office:value="4178" calcext:value-type="float">
            <text:p>417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4]+[.B253]" office:value-type="float" office:value="4203" calcext:value-type="float">
            <text:p>42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5]+[.B254]" office:value-type="float" office:value="4228" calcext:value-type="float">
            <text:p>42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6]+[.B255]" office:value-type="float" office:value="4253" calcext:value-type="float">
            <text:p>42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7]+[.B256]" office:value-type="float" office:value="4278" calcext:value-type="float">
            <text:p>427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8]+[.B257]" office:value-type="float" office:value="4303" calcext:value-type="float">
            <text:p>43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59]+[.B258]" office:value-type="float" office:value="4328" calcext:value-type="float">
            <text:p>43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0]+[.B259]" office:value-type="float" office:value="4353" calcext:value-type="float">
            <text:p>43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1]+[.B260]" office:value-type="float" office:value="4378" calcext:value-type="float">
            <text:p>437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2]+[.B261]" office:value-type="float" office:value="4403" calcext:value-type="float">
            <text:p>44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3]+[.B262]" office:value-type="float" office:value="4428" calcext:value-type="float">
            <text:p>44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4]+[.B263]" office:value-type="float" office:value="4453" calcext:value-type="float">
            <text:p>44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5]+[.B264]" office:value-type="float" office:value="4478" calcext:value-type="float">
            <text:p>447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6]+[.B265]" office:value-type="float" office:value="4503" calcext:value-type="float">
            <text:p>450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7]+[.B266]" office:value-type="float" office:value="4528" calcext:value-type="float">
            <text:p>45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8]+[.B267]" office:value-type="float" office:value="4553" calcext:value-type="float">
            <text:p>455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69]+[.B268]" office:value-type="float" office:value="4578" calcext:value-type="float">
            <text:p>457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0]+[.B269]" office:value-type="float" office:value="4604" calcext:value-type="float">
            <text:p>460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1]+[.B270]" office:value-type="float" office:value="4630" calcext:value-type="float">
            <text:p>463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2]+[.B271]" office:value-type="float" office:value="4656" calcext:value-type="float">
            <text:p>465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3]+[.B272]" office:value-type="float" office:value="4682" calcext:value-type="float">
            <text:p>468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4]+[.B273]" office:value-type="float" office:value="4708" calcext:value-type="float">
            <text:p>470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5]+[.B274]" office:value-type="float" office:value="4734" calcext:value-type="float">
            <text:p>473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6]+[.B275]" office:value-type="float" office:value="4760" calcext:value-type="float">
            <text:p>476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7]+[.B276]" office:value-type="float" office:value="4786" calcext:value-type="float">
            <text:p>478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8]+[.B277]" office:value-type="float" office:value="4812" calcext:value-type="float">
            <text:p>481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79]+[.B278]" office:value-type="float" office:value="4838" calcext:value-type="float">
            <text:p>483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0]+[.B279]" office:value-type="float" office:value="4864" calcext:value-type="float">
            <text:p>486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1]+[.B280]" office:value-type="float" office:value="4890" calcext:value-type="float">
            <text:p>489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2]+[.B281]" office:value-type="float" office:value="4916" calcext:value-type="float">
            <text:p>491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3]+[.B282]" office:value-type="float" office:value="4942" calcext:value-type="float">
            <text:p>494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4]+[.B283]" office:value-type="float" office:value="4968" calcext:value-type="float">
            <text:p>496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5]+[.B284]" office:value-type="float" office:value="4994" calcext:value-type="float">
            <text:p>4994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6]+[.B285]" office:value-type="float" office:value="5020" calcext:value-type="float">
            <text:p>502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7]+[.B286]" office:value-type="float" office:value="5046" calcext:value-type="float">
            <text:p>5046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8]+[.B287]" office:value-type="float" office:value="5072" calcext:value-type="float">
            <text:p>507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9]+[.B288]" office:value-type="float" office:value="5098" calcext:value-type="float">
            <text:p>5098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0]+[.B289]" office:value-type="float" office:value="5124" calcext:value-type="float">
            <text:p>512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1]+[.B290]" office:value-type="float" office:value="5151" calcext:value-type="float">
            <text:p>515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2]+[.B291]" office:value-type="float" office:value="5178" calcext:value-type="float">
            <text:p>517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3]+[.B292]" office:value-type="float" office:value="5205" calcext:value-type="float">
            <text:p>5205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4]+[.B293]" office:value-type="float" office:value="5232" calcext:value-type="float">
            <text:p>5232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5]+[.B294]" office:value-type="float" office:value="5259" calcext:value-type="float">
            <text:p>5259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6]+[.B295]" office:value-type="float" office:value="5286" calcext:value-type="float">
            <text:p>5286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7]+[.B296]" office:value-type="float" office:value="5313" calcext:value-type="float">
            <text:p>5313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8]+[.B297]" office:value-type="float" office:value="5340" calcext:value-type="float">
            <text:p>534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9]+[.B298]" office:value-type="float" office:value="5367" calcext:value-type="float">
            <text:p>536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0]+[.B299]" office:value-type="float" office:value="5394" calcext:value-type="float">
            <text:p>5394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1]+[.B300]" office:value-type="float" office:value="5421" calcext:value-type="float">
            <text:p>5421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2]+[.B301]" office:value-type="float" office:value="5448" calcext:value-type="float">
            <text:p>5448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3]+[.B302]" office:value-type="float" office:value="5475" calcext:value-type="float">
            <text:p>547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4]+[.B303]" office:value-type="float" office:value="5503" calcext:value-type="float">
            <text:p>550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5]+[.B304]" office:value-type="float" office:value="5531" calcext:value-type="float">
            <text:p>553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6]+[.B305]" office:value-type="float" office:value="5559" calcext:value-type="float">
            <text:p>555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7]+[.B306]" office:value-type="float" office:value="5587" calcext:value-type="float">
            <text:p>558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8]+[.B307]" office:value-type="float" office:value="5615" calcext:value-type="float">
            <text:p>561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9]+[.B308]" office:value-type="float" office:value="5643" calcext:value-type="float">
            <text:p>564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0]+[.B309]" office:value-type="float" office:value="5671" calcext:value-type="float">
            <text:p>567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1]+[.B310]" office:value-type="float" office:value="5699" calcext:value-type="float">
            <text:p>569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2]+[.B311]" office:value-type="float" office:value="5727" calcext:value-type="float">
            <text:p>572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3]+[.B312]" office:value-type="float" office:value="5755" calcext:value-type="float">
            <text:p>575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4]+[.B313]" office:value-type="float" office:value="5783" calcext:value-type="float">
            <text:p>578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5]+[.B314]" office:value-type="float" office:value="5811" calcext:value-type="float">
            <text:p>581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6]+[.B315]" office:value-type="float" office:value="5839" calcext:value-type="float">
            <text:p>583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7]+[.B316]" office:value-type="float" office:value="5867" calcext:value-type="float">
            <text:p>5867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8]+[.B317]" office:value-type="float" office:value="5895" calcext:value-type="float">
            <text:p>5895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9]+[.B318]" office:value-type="float" office:value="5923" calcext:value-type="float">
            <text:p>5923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0]+[.B319]" office:value-type="float" office:value="5951" calcext:value-type="float">
            <text:p>595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1]+[.B320]" office:value-type="float" office:value="5979" calcext:value-type="float">
            <text:p>5979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22]+[.B321]" office:value-type="float" office:value="6007" calcext:value-type="float">
            <text:p>600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3]+[.B322]" office:value-type="float" office:value="6036" calcext:value-type="float">
            <text:p>603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4]+[.B323]" office:value-type="float" office:value="6065" calcext:value-type="float">
            <text:p>606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5]+[.B324]" office:value-type="float" office:value="6094" calcext:value-type="float">
            <text:p>609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6]+[.B325]" office:value-type="float" office:value="6123" calcext:value-type="float">
            <text:p>612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7]+[.B326]" office:value-type="float" office:value="6152" calcext:value-type="float">
            <text:p>615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8]+[.B327]" office:value-type="float" office:value="6181" calcext:value-type="float">
            <text:p>618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9]+[.B328]" office:value-type="float" office:value="6210" calcext:value-type="float">
            <text:p>621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0]+[.B329]" office:value-type="float" office:value="6239" calcext:value-type="float">
            <text:p>623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1]+[.B330]" office:value-type="float" office:value="6268" calcext:value-type="float">
            <text:p>626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2]+[.B331]" office:value-type="float" office:value="6297" calcext:value-type="float">
            <text:p>629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3]+[.B332]" office:value-type="float" office:value="6326" calcext:value-type="float">
            <text:p>632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4]+[.B333]" office:value-type="float" office:value="6355" calcext:value-type="float">
            <text:p>635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5]+[.B334]" office:value-type="float" office:value="6384" calcext:value-type="float">
            <text:p>638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6]+[.B335]" office:value-type="float" office:value="6413" calcext:value-type="float">
            <text:p>641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7]+[.B336]" office:value-type="float" office:value="6442" calcext:value-type="float">
            <text:p>644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8]+[.B337]" office:value-type="float" office:value="6471" calcext:value-type="float">
            <text:p>647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39]+[.B338]" office:value-type="float" office:value="6500" calcext:value-type="float">
            <text:p>650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0]+[.B339]" office:value-type="float" office:value="6529" calcext:value-type="float">
            <text:p>6529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1]+[.B340]" office:value-type="float" office:value="6558" calcext:value-type="float">
            <text:p>6558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2]+[.B341]" office:value-type="float" office:value="6587" calcext:value-type="float">
            <text:p>6587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3]+[.B342]" office:value-type="float" office:value="6616" calcext:value-type="float">
            <text:p>6616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4]+[.B343]" office:value-type="float" office:value="6645" calcext:value-type="float">
            <text:p>6645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5]+[.B344]" office:value-type="float" office:value="6674" calcext:value-type="float">
            <text:p>6674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6]+[.B345]" office:value-type="float" office:value="6703" calcext:value-type="float">
            <text:p>670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7]+[.B346]" office:value-type="float" office:value="6732" calcext:value-type="float">
            <text:p>6732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8]+[.B347]" office:value-type="float" office:value="6761" calcext:value-type="float">
            <text:p>6761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49]+[.B348]" office:value-type="float" office:value="6790" calcext:value-type="float">
            <text:p>679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0]+[.B349]" office:value-type="float" office:value="6820" calcext:value-type="float">
            <text:p>68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1]+[.B350]" office:value-type="float" office:value="6850" calcext:value-type="float">
            <text:p>685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2]+[.B351]" office:value-type="float" office:value="6880" calcext:value-type="float">
            <text:p>688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3]+[.B352]" office:value-type="float" office:value="6910" calcext:value-type="float">
            <text:p>69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4]+[.B353]" office:value-type="float" office:value="6940" calcext:value-type="float">
            <text:p>69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5]+[.B354]" office:value-type="float" office:value="6970" calcext:value-type="float">
            <text:p>697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6]+[.B355]" office:value-type="float" office:value="7000" calcext:value-type="float">
            <text:p>70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7]+[.B356]" office:value-type="float" office:value="7030" calcext:value-type="float">
            <text:p>70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8]+[.B357]" office:value-type="float" office:value="7060" calcext:value-type="float">
            <text:p>706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59]+[.B358]" office:value-type="float" office:value="7090" calcext:value-type="float">
            <text:p>709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0]+[.B359]" office:value-type="float" office:value="7120" calcext:value-type="float">
            <text:p>712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1]+[.B360]" office:value-type="float" office:value="7150" calcext:value-type="float">
            <text:p>715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2]+[.B361]" office:value-type="float" office:value="7180" calcext:value-type="float">
            <text:p>718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3]+[.B362]" office:value-type="float" office:value="7210" calcext:value-type="float">
            <text:p>721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4]+[.B363]" office:value-type="float" office:value="7240" calcext:value-type="float">
            <text:p>724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5]+[.B364]" office:value-type="float" office:value="7270" calcext:value-type="float">
            <text:p>727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6]+[.B365]" office:value-type="float" office:value="7300" calcext:value-type="float">
            <text:p>730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7]+[.B366]" office:value-type="float" office:value="7330" calcext:value-type="float">
            <text:p>733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8]+[.B367]" office:value-type="float" office:value="7360" calcext:value-type="float">
            <text:p>736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69]+[.B368]" office:value-type="float" office:value="7390" calcext:value-type="float">
            <text:p>739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0]+[.B369]" office:value-type="float" office:value="7421" calcext:value-type="float">
            <text:p>742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1]+[.B370]" office:value-type="float" office:value="7452" calcext:value-type="float">
            <text:p>745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2]+[.B371]" office:value-type="float" office:value="7483" calcext:value-type="float">
            <text:p>748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3]+[.B372]" office:value-type="float" office:value="7514" calcext:value-type="float">
            <text:p>751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4]+[.B373]" office:value-type="float" office:value="7545" calcext:value-type="float">
            <text:p>754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5]+[.B374]" office:value-type="float" office:value="7576" calcext:value-type="float">
            <text:p>757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6]+[.B375]" office:value-type="float" office:value="7607" calcext:value-type="float">
            <text:p>760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7]+[.B376]" office:value-type="float" office:value="7638" calcext:value-type="float">
            <text:p>763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8]+[.B377]" office:value-type="float" office:value="7669" calcext:value-type="float">
            <text:p>766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79]+[.B378]" office:value-type="float" office:value="7700" calcext:value-type="float">
            <text:p>770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0]+[.B379]" office:value-type="float" office:value="7731" calcext:value-type="float">
            <text:p>773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1]+[.B380]" office:value-type="float" office:value="7762" calcext:value-type="float">
            <text:p>776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2]+[.B381]" office:value-type="float" office:value="7793" calcext:value-type="float">
            <text:p>779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3]+[.B382]" office:value-type="float" office:value="7824" calcext:value-type="float">
            <text:p>782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4]+[.B383]" office:value-type="float" office:value="7855" calcext:value-type="float">
            <text:p>785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5]+[.B384]" office:value-type="float" office:value="7886" calcext:value-type="float">
            <text:p>788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6]+[.B385]" office:value-type="float" office:value="7917" calcext:value-type="float">
            <text:p>791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7]+[.B386]" office:value-type="float" office:value="7948" calcext:value-type="float">
            <text:p>794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8]+[.B387]" office:value-type="float" office:value="7979" calcext:value-type="float">
            <text:p>797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89]+[.B388]" office:value-type="float" office:value="8010" calcext:value-type="float">
            <text:p>801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0]+[.B389]" office:value-type="float" office:value="8041" calcext:value-type="float">
            <text:p>8041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1]+[.B390]" office:value-type="float" office:value="8072" calcext:value-type="float">
            <text:p>8072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2]+[.B391]" office:value-type="float" office:value="8103" calcext:value-type="float">
            <text:p>8103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3]+[.B392]" office:value-type="float" office:value="8134" calcext:value-type="float">
            <text:p>8134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4]+[.B393]" office:value-type="float" office:value="8165" calcext:value-type="float">
            <text:p>8165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5]+[.B394]" office:value-type="float" office:value="8196" calcext:value-type="float">
            <text:p>8196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6]+[.B395]" office:value-type="float" office:value="8227" calcext:value-type="float">
            <text:p>8227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7]+[.B396]" office:value-type="float" office:value="8258" calcext:value-type="float">
            <text:p>825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8]+[.B397]" office:value-type="float" office:value="8289" calcext:value-type="float">
            <text:p>8289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99]+[.B398]" office:value-type="float" office:value="8320" calcext:value-type="float">
            <text:p>832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0]+[.B399]" office:value-type="float" office:value="8352" calcext:value-type="float">
            <text:p>835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1]+[.B400]" office:value-type="float" office:value="8384" calcext:value-type="float">
            <text:p>838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2]+[.B401]" office:value-type="float" office:value="8416" calcext:value-type="float">
            <text:p>841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3]+[.B402]" office:value-type="float" office:value="8448" calcext:value-type="float">
            <text:p>844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4]+[.B403]" office:value-type="float" office:value="8480" calcext:value-type="float">
            <text:p>848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5]+[.B404]" office:value-type="float" office:value="8512" calcext:value-type="float">
            <text:p>851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6]+[.B405]" office:value-type="float" office:value="8544" calcext:value-type="float">
            <text:p>854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7]+[.B406]" office:value-type="float" office:value="8576" calcext:value-type="float">
            <text:p>85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8]+[.B407]" office:value-type="float" office:value="8608" calcext:value-type="float">
            <text:p>860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09]+[.B408]" office:value-type="float" office:value="8640" calcext:value-type="float">
            <text:p>864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0]+[.B409]" office:value-type="float" office:value="8672" calcext:value-type="float">
            <text:p>86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1]+[.B410]" office:value-type="float" office:value="8704" calcext:value-type="float">
            <text:p>870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2]+[.B411]" office:value-type="float" office:value="8736" calcext:value-type="float">
            <text:p>873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3]+[.B412]" office:value-type="float" office:value="8768" calcext:value-type="float">
            <text:p>876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4]+[.B413]" office:value-type="float" office:value="8800" calcext:value-type="float">
            <text:p>880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5]+[.B414]" office:value-type="float" office:value="8832" calcext:value-type="float">
            <text:p>883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6]+[.B415]" office:value-type="float" office:value="8864" calcext:value-type="float">
            <text:p>886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7]+[.B416]" office:value-type="float" office:value="8896" calcext:value-type="float">
            <text:p>889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8]+[.B417]" office:value-type="float" office:value="8928" calcext:value-type="float">
            <text:p>892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19]+[.B418]" office:value-type="float" office:value="8960" calcext:value-type="float">
            <text:p>896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0]+[.B419]" office:value-type="float" office:value="8992" calcext:value-type="float">
            <text:p>899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1]+[.B420]" office:value-type="float" office:value="9024" calcext:value-type="float">
            <text:p>902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2]+[.B421]" office:value-type="float" office:value="9056" calcext:value-type="float">
            <text:p>905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3]+[.B422]" office:value-type="float" office:value="9088" calcext:value-type="float">
            <text:p>908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4]+[.B423]" office:value-type="float" office:value="9120" calcext:value-type="float">
            <text:p>912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5]+[.B424]" office:value-type="float" office:value="9152" calcext:value-type="float">
            <text:p>915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6]+[.B425]" office:value-type="float" office:value="9184" calcext:value-type="float">
            <text:p>918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7]+[.B426]" office:value-type="float" office:value="9216" calcext:value-type="float">
            <text:p>921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8]+[.B427]" office:value-type="float" office:value="9248" calcext:value-type="float">
            <text:p>924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29]+[.B428]" office:value-type="float" office:value="9280" calcext:value-type="float">
            <text:p>928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0]+[.B429]" office:value-type="float" office:value="9312" calcext:value-type="float">
            <text:p>931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1]+[.B430]" office:value-type="float" office:value="9344" calcext:value-type="float">
            <text:p>934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2]+[.B431]" office:value-type="float" office:value="9376" calcext:value-type="float">
            <text:p>9376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3]+[.B432]" office:value-type="float" office:value="9408" calcext:value-type="float">
            <text:p>9408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4]+[.B433]" office:value-type="float" office:value="9440" calcext:value-type="float">
            <text:p>944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5]+[.B434]" office:value-type="float" office:value="9472" calcext:value-type="float">
            <text:p>9472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6]+[.B435]" office:value-type="float" office:value="9504" calcext:value-type="float">
            <text:p>9504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437]+[.B436]" office:value-type="float" office:value="9536" calcext:value-type="float">
            <text:p>953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8]+[.B437]" office:value-type="float" office:value="9569" calcext:value-type="float">
            <text:p>956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39]+[.B438]" office:value-type="float" office:value="9602" calcext:value-type="float">
            <text:p>960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0]+[.B439]" office:value-type="float" office:value="9635" calcext:value-type="float">
            <text:p>963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1]+[.B440]" office:value-type="float" office:value="9668" calcext:value-type="float">
            <text:p>966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2]+[.B441]" office:value-type="float" office:value="9701" calcext:value-type="float">
            <text:p>970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3]+[.B442]" office:value-type="float" office:value="9734" calcext:value-type="float">
            <text:p>9734</text:p>
          </table:table-cell>
          <table:table-cell/>
          <table:table-cell office:value-type="float" office:value="9741" calcext:value-type="float">
            <text:p>9741</text:p>
          </table:table-cell>
          <table:table-cell/>
          <table:table-cell office:value-type="float" office:value="443" calcext:value-type="float">
            <text:p>443</text:p>
          </table:table-cell>
          <table:table-cell table:formula="of:=[.D443]-[.B44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4]+[.B443]" office:value-type="float" office:value="9767" calcext:value-type="float">
            <text:p>9767</text:p>
          </table:table-cell>
          <table:table-cell table:number-columns-repeated="4"/>
          <table:table-cell table:formula="of:=COUNTIF([.A:.A]; &quot;&gt;40&quot;)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5]+[.B444]" office:value-type="float" office:value="9800" calcext:value-type="float">
            <text:p>980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6]+[.B445]" office:value-type="float" office:value="9833" calcext:value-type="float">
            <text:p>983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7]+[.B446]" office:value-type="float" office:value="9866" calcext:value-type="float">
            <text:p>986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8]+[.B447]" office:value-type="float" office:value="9899" calcext:value-type="float">
            <text:p>989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49]+[.B448]" office:value-type="float" office:value="9932" calcext:value-type="float">
            <text:p>993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0]+[.B449]" office:value-type="float" office:value="9965" calcext:value-type="float">
            <text:p>996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1]+[.B450]" office:value-type="float" office:value="9998" calcext:value-type="float">
            <text:p>999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2]+[.B451]" office:value-type="float" office:value="10031" calcext:value-type="float">
            <text:p>1003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3]+[.B452]" office:value-type="float" office:value="10064" calcext:value-type="float">
            <text:p>1006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4]+[.B453]" office:value-type="float" office:value="10097" calcext:value-type="float">
            <text:p>1009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5]+[.B454]" office:value-type="float" office:value="10130" calcext:value-type="float">
            <text:p>1013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6]+[.B455]" office:value-type="float" office:value="10163" calcext:value-type="float">
            <text:p>1016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7]+[.B456]" office:value-type="float" office:value="10196" calcext:value-type="float">
            <text:p>1019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8]+[.B457]" office:value-type="float" office:value="10229" calcext:value-type="float">
            <text:p>1022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59]+[.B458]" office:value-type="float" office:value="10262" calcext:value-type="float">
            <text:p>1026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0]+[.B459]" office:value-type="float" office:value="10295" calcext:value-type="float">
            <text:p>1029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1]+[.B460]" office:value-type="float" office:value="10328" calcext:value-type="float">
            <text:p>1032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2]+[.B461]" office:value-type="float" office:value="10361" calcext:value-type="float">
            <text:p>1036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3]+[.B462]" office:value-type="float" office:value="10394" calcext:value-type="float">
            <text:p>1039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4]+[.B463]" office:value-type="float" office:value="10427" calcext:value-type="float">
            <text:p>1042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5]+[.B464]" office:value-type="float" office:value="10460" calcext:value-type="float">
            <text:p>1046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6]+[.B465]" office:value-type="float" office:value="10493" calcext:value-type="float">
            <text:p>10493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7]+[.B466]" office:value-type="float" office:value="10526" calcext:value-type="float">
            <text:p>10526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8]+[.B467]" office:value-type="float" office:value="10559" calcext:value-type="float">
            <text:p>10559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69]+[.B468]" office:value-type="float" office:value="10592" calcext:value-type="float">
            <text:p>10592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0]+[.B469]" office:value-type="float" office:value="10625" calcext:value-type="float">
            <text:p>10625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1]+[.B470]" office:value-type="float" office:value="10658" calcext:value-type="float">
            <text:p>10658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2]+[.B471]" office:value-type="float" office:value="10691" calcext:value-type="float">
            <text:p>10691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3]+[.B472]" office:value-type="float" office:value="10724" calcext:value-type="float">
            <text:p>10724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4]+[.B473]" office:value-type="float" office:value="10757" calcext:value-type="float">
            <text:p>10757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5]+[.B474]" office:value-type="float" office:value="10790" calcext:value-type="float">
            <text:p>1079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476]+[.B475]" office:value-type="float" office:value="10823" calcext:value-type="float">
            <text:p>1082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7]+[.B476]" office:value-type="float" office:value="10857" calcext:value-type="float">
            <text:p>1085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8]+[.B477]" office:value-type="float" office:value="10891" calcext:value-type="float">
            <text:p>1089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79]+[.B478]" office:value-type="float" office:value="10925" calcext:value-type="float">
            <text:p>1092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0]+[.B479]" office:value-type="float" office:value="10959" calcext:value-type="float">
            <text:p>1095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1]+[.B480]" office:value-type="float" office:value="10993" calcext:value-type="float">
            <text:p>1099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2]+[.B481]" office:value-type="float" office:value="11027" calcext:value-type="float">
            <text:p>1102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3]+[.B482]" office:value-type="float" office:value="11061" calcext:value-type="float">
            <text:p>1106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4]+[.B483]" office:value-type="float" office:value="11095" calcext:value-type="float">
            <text:p>1109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5]+[.B484]" office:value-type="float" office:value="11129" calcext:value-type="float">
            <text:p>1112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6]+[.B485]" office:value-type="float" office:value="11163" calcext:value-type="float">
            <text:p>1116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7]+[.B486]" office:value-type="float" office:value="11197" calcext:value-type="float">
            <text:p>1119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8]+[.B487]" office:value-type="float" office:value="11231" calcext:value-type="float">
            <text:p>11231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89]+[.B488]" office:value-type="float" office:value="11265" calcext:value-type="float">
            <text:p>11265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0]+[.B489]" office:value-type="float" office:value="11299" calcext:value-type="float">
            <text:p>11299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1]+[.B490]" office:value-type="float" office:value="11333" calcext:value-type="float">
            <text:p>11333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2]+[.B491]" office:value-type="float" office:value="11367" calcext:value-type="float">
            <text:p>11367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493]+[.B492]" office:value-type="float" office:value="11401" calcext:value-type="float">
            <text:p>1140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4]+[.B493]" office:value-type="float" office:value="11436" calcext:value-type="float">
            <text:p>1143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5]+[.B494]" office:value-type="float" office:value="11471" calcext:value-type="float">
            <text:p>1147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6]+[.B495]" office:value-type="float" office:value="11506" calcext:value-type="float">
            <text:p>115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7]+[.B496]" office:value-type="float" office:value="11541" calcext:value-type="float">
            <text:p>1154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8]+[.B497]" office:value-type="float" office:value="11576" calcext:value-type="float">
            <text:p>1157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499]+[.B498]" office:value-type="float" office:value="11611" calcext:value-type="float">
            <text:p>1161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0]+[.B499]" office:value-type="float" office:value="11646" calcext:value-type="float">
            <text:p>1164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1]+[.B500]" office:value-type="float" office:value="11681" calcext:value-type="float">
            <text:p>1168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2]+[.B501]" office:value-type="float" office:value="11716" calcext:value-type="float">
            <text:p>1171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3]+[.B502]" office:value-type="float" office:value="11751" calcext:value-type="float">
            <text:p>1175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4]+[.B503]" office:value-type="float" office:value="11786" calcext:value-type="float">
            <text:p>1178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5]+[.B504]" office:value-type="float" office:value="11821" calcext:value-type="float">
            <text:p>1182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6]+[.B505]" office:value-type="float" office:value="11856" calcext:value-type="float">
            <text:p>1185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7]+[.B506]" office:value-type="float" office:value="11891" calcext:value-type="float">
            <text:p>1189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8]+[.B507]" office:value-type="float" office:value="11926" calcext:value-type="float">
            <text:p>1192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09]+[.B508]" office:value-type="float" office:value="11961" calcext:value-type="float">
            <text:p>1196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0]+[.B509]" office:value-type="float" office:value="11996" calcext:value-type="float">
            <text:p>1199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1]+[.B510]" office:value-type="float" office:value="12031" calcext:value-type="float">
            <text:p>1203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2]+[.B511]" office:value-type="float" office:value="12066" calcext:value-type="float">
            <text:p>1206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3]+[.B512]" office:value-type="float" office:value="12101" calcext:value-type="float">
            <text:p>1210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4]+[.B513]" office:value-type="float" office:value="12136" calcext:value-type="float">
            <text:p>1213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5]+[.B514]" office:value-type="float" office:value="12171" calcext:value-type="float">
            <text:p>1217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6]+[.B515]" office:value-type="float" office:value="12206" calcext:value-type="float">
            <text:p>1220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7]+[.B516]" office:value-type="float" office:value="12241" calcext:value-type="float">
            <text:p>1224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8]+[.B517]" office:value-type="float" office:value="12276" calcext:value-type="float">
            <text:p>12276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19]+[.B518]" office:value-type="float" office:value="12311" calcext:value-type="float">
            <text:p>12311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520]+[.B519]" office:value-type="float" office:value="12346" calcext:value-type="float">
            <text:p>1234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1]+[.B520]" office:value-type="float" office:value="12382" calcext:value-type="float">
            <text:p>1238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2]+[.B521]" office:value-type="float" office:value="12418" calcext:value-type="float">
            <text:p>1241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3]+[.B522]" office:value-type="float" office:value="12454" calcext:value-type="float">
            <text:p>1245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4]+[.B523]" office:value-type="float" office:value="12490" calcext:value-type="float">
            <text:p>1249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5]+[.B524]" office:value-type="float" office:value="12526" calcext:value-type="float">
            <text:p>1252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6]+[.B525]" office:value-type="float" office:value="12562" calcext:value-type="float">
            <text:p>1256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7]+[.B526]" office:value-type="float" office:value="12598" calcext:value-type="float">
            <text:p>1259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8]+[.B527]" office:value-type="float" office:value="12634" calcext:value-type="float">
            <text:p>1263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29]+[.B528]" office:value-type="float" office:value="12670" calcext:value-type="float">
            <text:p>1267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0]+[.B529]" office:value-type="float" office:value="12706" calcext:value-type="float">
            <text:p>1270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1]+[.B530]" office:value-type="float" office:value="12742" calcext:value-type="float">
            <text:p>1274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2]+[.B531]" office:value-type="float" office:value="12778" calcext:value-type="float">
            <text:p>1277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3]+[.B532]" office:value-type="float" office:value="12814" calcext:value-type="float">
            <text:p>1281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4]+[.B533]" office:value-type="float" office:value="12850" calcext:value-type="float">
            <text:p>1285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5]+[.B534]" office:value-type="float" office:value="12886" calcext:value-type="float">
            <text:p>1288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6]+[.B535]" office:value-type="float" office:value="12922" calcext:value-type="float">
            <text:p>1292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7]+[.B536]" office:value-type="float" office:value="12958" calcext:value-type="float">
            <text:p>1295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8]+[.B537]" office:value-type="float" office:value="12994" calcext:value-type="float">
            <text:p>1299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39]+[.B538]" office:value-type="float" office:value="13030" calcext:value-type="float">
            <text:p>1303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0]+[.B539]" office:value-type="float" office:value="13066" calcext:value-type="float">
            <text:p>1306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1]+[.B540]" office:value-type="float" office:value="13102" calcext:value-type="float">
            <text:p>1310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2]+[.B541]" office:value-type="float" office:value="13138" calcext:value-type="float">
            <text:p>13138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3]+[.B542]" office:value-type="float" office:value="13174" calcext:value-type="float">
            <text:p>13174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4]+[.B543]" office:value-type="float" office:value="13210" calcext:value-type="float">
            <text:p>1321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5]+[.B544]" office:value-type="float" office:value="13246" calcext:value-type="float">
            <text:p>13246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6]+[.B545]" office:value-type="float" office:value="13282" calcext:value-type="float">
            <text:p>1328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547]+[.B546]" office:value-type="float" office:value="13318" calcext:value-type="float">
            <text:p>1331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8]+[.B547]" office:value-type="float" office:value="13355" calcext:value-type="float">
            <text:p>1335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49]+[.B548]" office:value-type="float" office:value="13392" calcext:value-type="float">
            <text:p>1339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0]+[.B549]" office:value-type="float" office:value="13429" calcext:value-type="float">
            <text:p>1342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1]+[.B550]" office:value-type="float" office:value="13466" calcext:value-type="float">
            <text:p>1346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2]+[.B551]" office:value-type="float" office:value="13503" calcext:value-type="float">
            <text:p>1350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3]+[.B552]" office:value-type="float" office:value="13540" calcext:value-type="float">
            <text:p>1354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4]+[.B553]" office:value-type="float" office:value="13577" calcext:value-type="float">
            <text:p>1357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5]+[.B554]" office:value-type="float" office:value="13614" calcext:value-type="float">
            <text:p>1361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6]+[.B555]" office:value-type="float" office:value="13651" calcext:value-type="float">
            <text:p>1365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7]+[.B556]" office:value-type="float" office:value="13688" calcext:value-type="float">
            <text:p>1368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8]+[.B557]" office:value-type="float" office:value="13725" calcext:value-type="float">
            <text:p>1372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59]+[.B558]" office:value-type="float" office:value="13762" calcext:value-type="float">
            <text:p>1376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0]+[.B559]" office:value-type="float" office:value="13799" calcext:value-type="float">
            <text:p>1379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1]+[.B560]" office:value-type="float" office:value="13836" calcext:value-type="float">
            <text:p>1383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2]+[.B561]" office:value-type="float" office:value="13873" calcext:value-type="float">
            <text:p>1387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3]+[.B562]" office:value-type="float" office:value="13910" calcext:value-type="float">
            <text:p>1391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4]+[.B563]" office:value-type="float" office:value="13947" calcext:value-type="float">
            <text:p>1394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5]+[.B564]" office:value-type="float" office:value="13984" calcext:value-type="float">
            <text:p>1398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6]+[.B565]" office:value-type="float" office:value="14021" calcext:value-type="float">
            <text:p>1402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7]+[.B566]" office:value-type="float" office:value="14058" calcext:value-type="float">
            <text:p>1405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8]+[.B567]" office:value-type="float" office:value="14095" calcext:value-type="float">
            <text:p>1409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69]+[.B568]" office:value-type="float" office:value="14132" calcext:value-type="float">
            <text:p>1413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0]+[.B569]" office:value-type="float" office:value="14169" calcext:value-type="float">
            <text:p>1416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1]+[.B570]" office:value-type="float" office:value="14206" calcext:value-type="float">
            <text:p>1420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2]+[.B571]" office:value-type="float" office:value="14243" calcext:value-type="float">
            <text:p>1424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3]+[.B572]" office:value-type="float" office:value="14280" calcext:value-type="float">
            <text:p>1428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4]+[.B573]" office:value-type="float" office:value="14317" calcext:value-type="float">
            <text:p>1431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5]+[.B574]" office:value-type="float" office:value="14354" calcext:value-type="float">
            <text:p>1435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6]+[.B575]" office:value-type="float" office:value="14391" calcext:value-type="float">
            <text:p>1439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7]+[.B576]" office:value-type="float" office:value="14428" calcext:value-type="float">
            <text:p>14428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8]+[.B577]" office:value-type="float" office:value="14465" calcext:value-type="float">
            <text:p>14465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79]+[.B578]" office:value-type="float" office:value="14502" calcext:value-type="float">
            <text:p>14502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0]+[.B579]" office:value-type="float" office:value="14539" calcext:value-type="float">
            <text:p>14539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1]+[.B580]" office:value-type="float" office:value="14576" calcext:value-type="float">
            <text:p>14576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2]+[.B581]" office:value-type="float" office:value="14613" calcext:value-type="float">
            <text:p>1461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3]+[.B582]" office:value-type="float" office:value="14650" calcext:value-type="float">
            <text:p>1465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4]+[.B583]" office:value-type="float" office:value="14687" calcext:value-type="float">
            <text:p>14687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5]+[.B584]" office:value-type="float" office:value="14724" calcext:value-type="float">
            <text:p>14724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586]+[.B585]" office:value-type="float" office:value="14761" calcext:value-type="float">
            <text:p>1476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7]+[.B586]" office:value-type="float" office:value="14799" calcext:value-type="float">
            <text:p>1479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8]+[.B587]" office:value-type="float" office:value="14837" calcext:value-type="float">
            <text:p>1483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89]+[.B588]" office:value-type="float" office:value="14875" calcext:value-type="float">
            <text:p>1487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0]+[.B589]" office:value-type="float" office:value="14913" calcext:value-type="float">
            <text:p>1491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1]+[.B590]" office:value-type="float" office:value="14951" calcext:value-type="float">
            <text:p>1495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2]+[.B591]" office:value-type="float" office:value="14989" calcext:value-type="float">
            <text:p>1498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3]+[.B592]" office:value-type="float" office:value="15027" calcext:value-type="float">
            <text:p>1502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4]+[.B593]" office:value-type="float" office:value="15065" calcext:value-type="float">
            <text:p>1506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5]+[.B594]" office:value-type="float" office:value="15103" calcext:value-type="float">
            <text:p>1510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6]+[.B595]" office:value-type="float" office:value="15141" calcext:value-type="float">
            <text:p>1514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7]+[.B596]" office:value-type="float" office:value="15179" calcext:value-type="float">
            <text:p>1517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8]+[.B597]" office:value-type="float" office:value="15217" calcext:value-type="float">
            <text:p>1521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599]+[.B598]" office:value-type="float" office:value="15255" calcext:value-type="float">
            <text:p>1525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0]+[.B599]" office:value-type="float" office:value="15293" calcext:value-type="float">
            <text:p>1529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1]+[.B600]" office:value-type="float" office:value="15331" calcext:value-type="float">
            <text:p>1533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2]+[.B601]" office:value-type="float" office:value="15369" calcext:value-type="float">
            <text:p>1536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3]+[.B602]" office:value-type="float" office:value="15407" calcext:value-type="float">
            <text:p>1540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4]+[.B603]" office:value-type="float" office:value="15445" calcext:value-type="float">
            <text:p>1544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5]+[.B604]" office:value-type="float" office:value="15483" calcext:value-type="float">
            <text:p>1548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6]+[.B605]" office:value-type="float" office:value="15521" calcext:value-type="float">
            <text:p>1552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7]+[.B606]" office:value-type="float" office:value="15559" calcext:value-type="float">
            <text:p>1555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8]+[.B607]" office:value-type="float" office:value="15597" calcext:value-type="float">
            <text:p>1559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09]+[.B608]" office:value-type="float" office:value="15635" calcext:value-type="float">
            <text:p>1563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0]+[.B609]" office:value-type="float" office:value="15673" calcext:value-type="float">
            <text:p>1567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1]+[.B610]" office:value-type="float" office:value="15711" calcext:value-type="float">
            <text:p>1571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2]+[.B611]" office:value-type="float" office:value="15749" calcext:value-type="float">
            <text:p>15749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3]+[.B612]" office:value-type="float" office:value="15787" calcext:value-type="float">
            <text:p>1578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4]+[.B613]" office:value-type="float" office:value="15825" calcext:value-type="float">
            <text:p>15825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5]+[.B614]" office:value-type="float" office:value="15863" calcext:value-type="float">
            <text:p>15863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6]+[.B615]" office:value-type="float" office:value="15901" calcext:value-type="float">
            <text:p>15901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617]+[.B616]" office:value-type="float" office:value="15939" calcext:value-type="float">
            <text:p>1593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18]+[.B617]" office:value-type="float" office:value="15978" calcext:value-type="float">
            <text:p>1597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19]+[.B618]" office:value-type="float" office:value="16017" calcext:value-type="float">
            <text:p>1601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0]+[.B619]" office:value-type="float" office:value="16056" calcext:value-type="float">
            <text:p>1605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1]+[.B620]" office:value-type="float" office:value="16095" calcext:value-type="float">
            <text:p>1609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2]+[.B621]" office:value-type="float" office:value="16134" calcext:value-type="float">
            <text:p>1613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3]+[.B622]" office:value-type="float" office:value="16173" calcext:value-type="float">
            <text:p>1617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4]+[.B623]" office:value-type="float" office:value="16212" calcext:value-type="float">
            <text:p>1621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5]+[.B624]" office:value-type="float" office:value="16251" calcext:value-type="float">
            <text:p>1625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6]+[.B625]" office:value-type="float" office:value="16290" calcext:value-type="float">
            <text:p>1629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7]+[.B626]" office:value-type="float" office:value="16329" calcext:value-type="float">
            <text:p>1632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8]+[.B627]" office:value-type="float" office:value="16368" calcext:value-type="float">
            <text:p>1636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29]+[.B628]" office:value-type="float" office:value="16407" calcext:value-type="float">
            <text:p>1640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0]+[.B629]" office:value-type="float" office:value="16446" calcext:value-type="float">
            <text:p>1644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1]+[.B630]" office:value-type="float" office:value="16485" calcext:value-type="float">
            <text:p>1648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2]+[.B631]" office:value-type="float" office:value="16524" calcext:value-type="float">
            <text:p>1652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3]+[.B632]" office:value-type="float" office:value="16563" calcext:value-type="float">
            <text:p>16563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4]+[.B633]" office:value-type="float" office:value="16602" calcext:value-type="float">
            <text:p>16602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5]+[.B634]" office:value-type="float" office:value="16641" calcext:value-type="float">
            <text:p>1664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6]+[.B635]" office:value-type="float" office:value="16680" calcext:value-type="float">
            <text:p>1668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7]+[.B636]" office:value-type="float" office:value="16719" calcext:value-type="float">
            <text:p>16719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8]+[.B637]" office:value-type="float" office:value="16758" calcext:value-type="float">
            <text:p>16758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39]+[.B638]" office:value-type="float" office:value="16797" calcext:value-type="float">
            <text:p>1679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0]+[.B639]" office:value-type="float" office:value="16836" calcext:value-type="float">
            <text:p>16836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1]+[.B640]" office:value-type="float" office:value="16875" calcext:value-type="float">
            <text:p>16875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2]+[.B641]" office:value-type="float" office:value="16914" calcext:value-type="float">
            <text:p>16914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643]+[.B642]" office:value-type="float" office:value="16953" calcext:value-type="float">
            <text:p>1695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4]+[.B643]" office:value-type="float" office:value="16993" calcext:value-type="float">
            <text:p>1699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5]+[.B644]" office:value-type="float" office:value="17033" calcext:value-type="float">
            <text:p>170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6]+[.B645]" office:value-type="float" office:value="17073" calcext:value-type="float">
            <text:p>1707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7]+[.B646]" office:value-type="float" office:value="17113" calcext:value-type="float">
            <text:p>1711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8]+[.B647]" office:value-type="float" office:value="17153" calcext:value-type="float">
            <text:p>1715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49]+[.B648]" office:value-type="float" office:value="17193" calcext:value-type="float">
            <text:p>1719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0]+[.B649]" office:value-type="float" office:value="17233" calcext:value-type="float">
            <text:p>172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1]+[.B650]" office:value-type="float" office:value="17273" calcext:value-type="float">
            <text:p>1727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2]+[.B651]" office:value-type="float" office:value="17313" calcext:value-type="float">
            <text:p>1731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3]+[.B652]" office:value-type="float" office:value="17353" calcext:value-type="float">
            <text:p>1735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4]+[.B653]" office:value-type="float" office:value="17393" calcext:value-type="float">
            <text:p>1739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5]+[.B654]" office:value-type="float" office:value="17433" calcext:value-type="float">
            <text:p>174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6]+[.B655]" office:value-type="float" office:value="17473" calcext:value-type="float">
            <text:p>1747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7]+[.B656]" office:value-type="float" office:value="17513" calcext:value-type="float">
            <text:p>1751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8]+[.B657]" office:value-type="float" office:value="17553" calcext:value-type="float">
            <text:p>1755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59]+[.B658]" office:value-type="float" office:value="17593" calcext:value-type="float">
            <text:p>1759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0]+[.B659]" office:value-type="float" office:value="17633" calcext:value-type="float">
            <text:p>176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1]+[.B660]" office:value-type="float" office:value="17673" calcext:value-type="float">
            <text:p>1767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2]+[.B661]" office:value-type="float" office:value="17713" calcext:value-type="float">
            <text:p>1771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3]+[.B662]" office:value-type="float" office:value="17753" calcext:value-type="float">
            <text:p>1775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4]+[.B663]" office:value-type="float" office:value="17793" calcext:value-type="float">
            <text:p>1779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5]+[.B664]" office:value-type="float" office:value="17833" calcext:value-type="float">
            <text:p>1783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6]+[.B665]" office:value-type="float" office:value="17873" calcext:value-type="float">
            <text:p>17873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667]+[.B666]" office:value-type="float" office:value="17913" calcext:value-type="float">
            <text:p>1791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68]+[.B667]" office:value-type="float" office:value="17954" calcext:value-type="float">
            <text:p>1795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69]+[.B668]" office:value-type="float" office:value="17995" calcext:value-type="float">
            <text:p>1799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0]+[.B669]" office:value-type="float" office:value="18036" calcext:value-type="float">
            <text:p>1803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1]+[.B670]" office:value-type="float" office:value="18077" calcext:value-type="float">
            <text:p>1807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2]+[.B671]" office:value-type="float" office:value="18118" calcext:value-type="float">
            <text:p>18118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3]+[.B672]" office:value-type="float" office:value="18159" calcext:value-type="float">
            <text:p>18159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4]+[.B673]" office:value-type="float" office:value="18200" calcext:value-type="float">
            <text:p>1820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5]+[.B674]" office:value-type="float" office:value="18241" calcext:value-type="float">
            <text:p>1824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6]+[.B675]" office:value-type="float" office:value="18282" calcext:value-type="float">
            <text:p>1828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7]+[.B676]" office:value-type="float" office:value="18323" calcext:value-type="float">
            <text:p>18323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8]+[.B677]" office:value-type="float" office:value="18364" calcext:value-type="float">
            <text:p>18364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79]+[.B678]" office:value-type="float" office:value="18405" calcext:value-type="float">
            <text:p>18405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80]+[.B679]" office:value-type="float" office:value="18446" calcext:value-type="float">
            <text:p>18446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81]+[.B680]" office:value-type="float" office:value="18487" calcext:value-type="float">
            <text:p>18487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682]+[.B681]" office:value-type="float" office:value="18528" calcext:value-type="float">
            <text:p>1852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3]+[.B682]" office:value-type="float" office:value="18570" calcext:value-type="float">
            <text:p>1857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4]+[.B683]" office:value-type="float" office:value="18612" calcext:value-type="float">
            <text:p>1861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5]+[.B684]" office:value-type="float" office:value="18654" calcext:value-type="float">
            <text:p>1865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6]+[.B685]" office:value-type="float" office:value="18696" calcext:value-type="float">
            <text:p>1869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7]+[.B686]" office:value-type="float" office:value="18738" calcext:value-type="float">
            <text:p>1873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8]+[.B687]" office:value-type="float" office:value="18780" calcext:value-type="float">
            <text:p>1878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89]+[.B688]" office:value-type="float" office:value="18822" calcext:value-type="float">
            <text:p>1882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0]+[.B689]" office:value-type="float" office:value="18864" calcext:value-type="float">
            <text:p>1886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1]+[.B690]" office:value-type="float" office:value="18906" calcext:value-type="float">
            <text:p>1890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2]+[.B691]" office:value-type="float" office:value="18948" calcext:value-type="float">
            <text:p>1894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3]+[.B692]" office:value-type="float" office:value="18990" calcext:value-type="float">
            <text:p>1899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4]+[.B693]" office:value-type="float" office:value="19032" calcext:value-type="float">
            <text:p>19032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5]+[.B694]" office:value-type="float" office:value="19074" calcext:value-type="float">
            <text:p>19074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6]+[.B695]" office:value-type="float" office:value="19116" calcext:value-type="float">
            <text:p>19116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7]+[.B696]" office:value-type="float" office:value="19158" calcext:value-type="float">
            <text:p>1915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8]+[.B697]" office:value-type="float" office:value="19200" calcext:value-type="float">
            <text:p>1920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699]+[.B698]" office:value-type="float" office:value="19242" calcext:value-type="float">
            <text:p>1924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0]+[.B699]" office:value-type="float" office:value="19285" calcext:value-type="float">
            <text:p>1928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1]+[.B700]" office:value-type="float" office:value="19328" calcext:value-type="float">
            <text:p>1932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2]+[.B701]" office:value-type="float" office:value="19371" calcext:value-type="float">
            <text:p>1937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3]+[.B702]" office:value-type="float" office:value="19414" calcext:value-type="float">
            <text:p>1941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4]+[.B703]" office:value-type="float" office:value="19457" calcext:value-type="float">
            <text:p>1945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5]+[.B704]" office:value-type="float" office:value="19500" calcext:value-type="float">
            <text:p>1950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6]+[.B705]" office:value-type="float" office:value="19543" calcext:value-type="float">
            <text:p>1954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7]+[.B706]" office:value-type="float" office:value="19586" calcext:value-type="float">
            <text:p>1958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8]+[.B707]" office:value-type="float" office:value="19629" calcext:value-type="float">
            <text:p>1962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09]+[.B708]" office:value-type="float" office:value="19672" calcext:value-type="float">
            <text:p>1967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0]+[.B709]" office:value-type="float" office:value="19715" calcext:value-type="float">
            <text:p>1971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1]+[.B710]" office:value-type="float" office:value="19758" calcext:value-type="float">
            <text:p>1975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2]+[.B711]" office:value-type="float" office:value="19801" calcext:value-type="float">
            <text:p>1980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3]+[.B712]" office:value-type="float" office:value="19844" calcext:value-type="float">
            <text:p>1984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4]+[.B713]" office:value-type="float" office:value="19887" calcext:value-type="float">
            <text:p>1988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5]+[.B714]" office:value-type="float" office:value="19930" calcext:value-type="float">
            <text:p>1993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6]+[.B715]" office:value-type="float" office:value="19973" calcext:value-type="float">
            <text:p>19973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7]+[.B716]" office:value-type="float" office:value="20016" calcext:value-type="float">
            <text:p>2001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8]+[.B717]" office:value-type="float" office:value="20059" calcext:value-type="float">
            <text:p>20059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19]+[.B718]" office:value-type="float" office:value="20102" calcext:value-type="float">
            <text:p>20102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0]+[.B719]" office:value-type="float" office:value="20145" calcext:value-type="float">
            <text:p>20145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1]+[.B720]" office:value-type="float" office:value="20188" calcext:value-type="float">
            <text:p>20188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2]+[.B721]" office:value-type="float" office:value="20231" calcext:value-type="float">
            <text:p>20231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3]+[.B722]" office:value-type="float" office:value="20274" calcext:value-type="float">
            <text:p>20274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4]+[.B723]" office:value-type="float" office:value="20317" calcext:value-type="float">
            <text:p>20317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5]+[.B724]" office:value-type="float" office:value="20360" calcext:value-type="float">
            <text:p>2036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726]+[.B725]" office:value-type="float" office:value="20403" calcext:value-type="float">
            <text:p>2040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27]+[.B726]" office:value-type="float" office:value="20447" calcext:value-type="float">
            <text:p>2044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28]+[.B727]" office:value-type="float" office:value="20491" calcext:value-type="float">
            <text:p>2049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29]+[.B728]" office:value-type="float" office:value="20535" calcext:value-type="float">
            <text:p>2053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0]+[.B729]" office:value-type="float" office:value="20579" calcext:value-type="float">
            <text:p>2057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1]+[.B730]" office:value-type="float" office:value="20623" calcext:value-type="float">
            <text:p>2062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2]+[.B731]" office:value-type="float" office:value="20667" calcext:value-type="float">
            <text:p>20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3]+[.B732]" office:value-type="float" office:value="20711" calcext:value-type="float">
            <text:p>2071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4]+[.B733]" office:value-type="float" office:value="20755" calcext:value-type="float">
            <text:p>2075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5]+[.B734]" office:value-type="float" office:value="20799" calcext:value-type="float">
            <text:p>2079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6]+[.B735]" office:value-type="float" office:value="20843" calcext:value-type="float">
            <text:p>2084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7]+[.B736]" office:value-type="float" office:value="20887" calcext:value-type="float">
            <text:p>2088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8]+[.B737]" office:value-type="float" office:value="20931" calcext:value-type="float">
            <text:p>20931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39]+[.B738]" office:value-type="float" office:value="20975" calcext:value-type="float">
            <text:p>20975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40]+[.B739]" office:value-type="float" office:value="21019" calcext:value-type="float">
            <text:p>21019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41]+[.B740]" office:value-type="float" office:value="21063" calcext:value-type="float">
            <text:p>2106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742]+[.B741]" office:value-type="float" office:value="21107" calcext:value-type="float">
            <text:p>2110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3]+[.B742]" office:value-type="float" office:value="21152" calcext:value-type="float">
            <text:p>211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4]+[.B743]" office:value-type="float" office:value="21197" calcext:value-type="float">
            <text:p>2119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5]+[.B744]" office:value-type="float" office:value="21242" calcext:value-type="float">
            <text:p>2124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6]+[.B745]" office:value-type="float" office:value="21287" calcext:value-type="float">
            <text:p>2128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7]+[.B746]" office:value-type="float" office:value="21332" calcext:value-type="float">
            <text:p>213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8]+[.B747]" office:value-type="float" office:value="21377" calcext:value-type="float">
            <text:p>2137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49]+[.B748]" office:value-type="float" office:value="21422" calcext:value-type="float">
            <text:p>2142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0]+[.B749]" office:value-type="float" office:value="21467" calcext:value-type="float">
            <text:p>2146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1]+[.B750]" office:value-type="float" office:value="21512" calcext:value-type="float">
            <text:p>2151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2]+[.B751]" office:value-type="float" office:value="21557" calcext:value-type="float">
            <text:p>2155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3]+[.B752]" office:value-type="float" office:value="21602" calcext:value-type="float">
            <text:p>2160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4]+[.B753]" office:value-type="float" office:value="21647" calcext:value-type="float">
            <text:p>2164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5]+[.B754]" office:value-type="float" office:value="21692" calcext:value-type="float">
            <text:p>2169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6]+[.B755]" office:value-type="float" office:value="21737" calcext:value-type="float">
            <text:p>2173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7]+[.B756]" office:value-type="float" office:value="21782" calcext:value-type="float">
            <text:p>2178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8]+[.B757]" office:value-type="float" office:value="21827" calcext:value-type="float">
            <text:p>2182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59]+[.B758]" office:value-type="float" office:value="21872" calcext:value-type="float">
            <text:p>2187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0]+[.B759]" office:value-type="float" office:value="21917" calcext:value-type="float">
            <text:p>2191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1]+[.B760]" office:value-type="float" office:value="21962" calcext:value-type="float">
            <text:p>2196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2]+[.B761]" office:value-type="float" office:value="22007" calcext:value-type="float">
            <text:p>2200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3]+[.B762]" office:value-type="float" office:value="22052" calcext:value-type="float">
            <text:p>2205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4]+[.B763]" office:value-type="float" office:value="22097" calcext:value-type="float">
            <text:p>2209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5]+[.B764]" office:value-type="float" office:value="22142" calcext:value-type="float">
            <text:p>2214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6]+[.B765]" office:value-type="float" office:value="22187" calcext:value-type="float">
            <text:p>2218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7]+[.B766]" office:value-type="float" office:value="22232" calcext:value-type="float">
            <text:p>22232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8]+[.B767]" office:value-type="float" office:value="22277" calcext:value-type="float">
            <text:p>22277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769]+[.B768]" office:value-type="float" office:value="22322" calcext:value-type="float">
            <text:p>2232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0]+[.B769]" office:value-type="float" office:value="22368" calcext:value-type="float">
            <text:p>2236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1]+[.B770]" office:value-type="float" office:value="22414" calcext:value-type="float">
            <text:p>2241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2]+[.B771]" office:value-type="float" office:value="22460" calcext:value-type="float">
            <text:p>2246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3]+[.B772]" office:value-type="float" office:value="22506" calcext:value-type="float">
            <text:p>2250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4]+[.B773]" office:value-type="float" office:value="22552" calcext:value-type="float">
            <text:p>2255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5]+[.B774]" office:value-type="float" office:value="22598" calcext:value-type="float">
            <text:p>2259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6]+[.B775]" office:value-type="float" office:value="22644" calcext:value-type="float">
            <text:p>2264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7]+[.B776]" office:value-type="float" office:value="22690" calcext:value-type="float">
            <text:p>2269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8]+[.B777]" office:value-type="float" office:value="22736" calcext:value-type="float">
            <text:p>2273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79]+[.B778]" office:value-type="float" office:value="22782" calcext:value-type="float">
            <text:p>2278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0]+[.B779]" office:value-type="float" office:value="22828" calcext:value-type="float">
            <text:p>2282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1]+[.B780]" office:value-type="float" office:value="22874" calcext:value-type="float">
            <text:p>2287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2]+[.B781]" office:value-type="float" office:value="22920" calcext:value-type="float">
            <text:p>2292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3]+[.B782]" office:value-type="float" office:value="22966" calcext:value-type="float">
            <text:p>22966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4]+[.B783]" office:value-type="float" office:value="23012" calcext:value-type="float">
            <text:p>23012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5]+[.B784]" office:value-type="float" office:value="23058" calcext:value-type="float">
            <text:p>23058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6]+[.B785]" office:value-type="float" office:value="23104" calcext:value-type="float">
            <text:p>23104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787]+[.B786]" office:value-type="float" office:value="23150" calcext:value-type="float">
            <text:p>2315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88]+[.B787]" office:value-type="float" office:value="23197" calcext:value-type="float">
            <text:p>2319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89]+[.B788]" office:value-type="float" office:value="23244" calcext:value-type="float">
            <text:p>2324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0]+[.B789]" office:value-type="float" office:value="23291" calcext:value-type="float">
            <text:p>2329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1]+[.B790]" office:value-type="float" office:value="23338" calcext:value-type="float">
            <text:p>2333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2]+[.B791]" office:value-type="float" office:value="23385" calcext:value-type="float">
            <text:p>2338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3]+[.B792]" office:value-type="float" office:value="23432" calcext:value-type="float">
            <text:p>2343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4]+[.B793]" office:value-type="float" office:value="23479" calcext:value-type="float">
            <text:p>2347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5]+[.B794]" office:value-type="float" office:value="23526" calcext:value-type="float">
            <text:p>2352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6]+[.B795]" office:value-type="float" office:value="23573" calcext:value-type="float">
            <text:p>2357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7]+[.B796]" office:value-type="float" office:value="23620" calcext:value-type="float">
            <text:p>2362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8]+[.B797]" office:value-type="float" office:value="23667" calcext:value-type="float">
            <text:p>23667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799]+[.B798]" office:value-type="float" office:value="23714" calcext:value-type="float">
            <text:p>23714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0]+[.B799]" office:value-type="float" office:value="23761" calcext:value-type="float">
            <text:p>23761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1]+[.B800]" office:value-type="float" office:value="23808" calcext:value-type="float">
            <text:p>23808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2]+[.B801]" office:value-type="float" office:value="23855" calcext:value-type="float">
            <text:p>23855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3]+[.B802]" office:value-type="float" office:value="23902" calcext:value-type="float">
            <text:p>23902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4]+[.B803]" office:value-type="float" office:value="23949" calcext:value-type="float">
            <text:p>23949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5]+[.B804]" office:value-type="float" office:value="23996" calcext:value-type="float">
            <text:p>23996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806]+[.B805]" office:value-type="float" office:value="24043" calcext:value-type="float">
            <text:p>2404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07]+[.B806]" office:value-type="float" office:value="24091" calcext:value-type="float">
            <text:p>2409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08]+[.B807]" office:value-type="float" office:value="24139" calcext:value-type="float">
            <text:p>2413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09]+[.B808]" office:value-type="float" office:value="24187" calcext:value-type="float">
            <text:p>2418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0]+[.B809]" office:value-type="float" office:value="24235" calcext:value-type="float">
            <text:p>2423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1]+[.B810]" office:value-type="float" office:value="24283" calcext:value-type="float">
            <text:p>2428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2]+[.B811]" office:value-type="float" office:value="24331" calcext:value-type="float">
            <text:p>2433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3]+[.B812]" office:value-type="float" office:value="24379" calcext:value-type="float">
            <text:p>2437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4]+[.B813]" office:value-type="float" office:value="24427" calcext:value-type="float">
            <text:p>2442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5]+[.B814]" office:value-type="float" office:value="24475" calcext:value-type="float">
            <text:p>2447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6]+[.B815]" office:value-type="float" office:value="24523" calcext:value-type="float">
            <text:p>2452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7]+[.B816]" office:value-type="float" office:value="24571" calcext:value-type="float">
            <text:p>24571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8]+[.B817]" office:value-type="float" office:value="24619" calcext:value-type="float">
            <text:p>24619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19]+[.B818]" office:value-type="float" office:value="24667" calcext:value-type="float">
            <text:p>24667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20]+[.B819]" office:value-type="float" office:value="24715" calcext:value-type="float">
            <text:p>24715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21]+[.B820]" office:value-type="float" office:value="24763" calcext:value-type="float">
            <text:p>24763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822]+[.B821]" office:value-type="float" office:value="24811" calcext:value-type="float">
            <text:p>2481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3]+[.B822]" office:value-type="float" office:value="24860" calcext:value-type="float">
            <text:p>2486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4]+[.B823]" office:value-type="float" office:value="24909" calcext:value-type="float">
            <text:p>2490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5]+[.B824]" office:value-type="float" office:value="24958" calcext:value-type="float">
            <text:p>2495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6]+[.B825]" office:value-type="float" office:value="25007" calcext:value-type="float">
            <text:p>2500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7]+[.B826]" office:value-type="float" office:value="25056" calcext:value-type="float">
            <text:p>2505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8]+[.B827]" office:value-type="float" office:value="25105" calcext:value-type="float">
            <text:p>2510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29]+[.B828]" office:value-type="float" office:value="25154" calcext:value-type="float">
            <text:p>2515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0]+[.B829]" office:value-type="float" office:value="25203" calcext:value-type="float">
            <text:p>2520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1]+[.B830]" office:value-type="float" office:value="25252" calcext:value-type="float">
            <text:p>25252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2]+[.B831]" office:value-type="float" office:value="25301" calcext:value-type="float">
            <text:p>25301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3]+[.B832]" office:value-type="float" office:value="25350" calcext:value-type="float">
            <text:p>2535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4]+[.B833]" office:value-type="float" office:value="25399" calcext:value-type="float">
            <text:p>25399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5]+[.B834]" office:value-type="float" office:value="25448" calcext:value-type="float">
            <text:p>25448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6]+[.B835]" office:value-type="float" office:value="25497" calcext:value-type="float">
            <text:p>25497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7]+[.B836]" office:value-type="float" office:value="25546" calcext:value-type="float">
            <text:p>2554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8]+[.B837]" office:value-type="float" office:value="25595" calcext:value-type="float">
            <text:p>25595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39]+[.B838]" office:value-type="float" office:value="25644" calcext:value-type="float">
            <text:p>25644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40]+[.B839]" office:value-type="float" office:value="25693" calcext:value-type="float">
            <text:p>25693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841]+[.B840]" office:value-type="float" office:value="25742" calcext:value-type="float">
            <text:p>257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2]+[.B841]" office:value-type="float" office:value="25792" calcext:value-type="float">
            <text:p>257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3]+[.B842]" office:value-type="float" office:value="25842" calcext:value-type="float">
            <text:p>258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4]+[.B843]" office:value-type="float" office:value="25892" calcext:value-type="float">
            <text:p>258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5]+[.B844]" office:value-type="float" office:value="25942" calcext:value-type="float">
            <text:p>259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6]+[.B845]" office:value-type="float" office:value="25992" calcext:value-type="float">
            <text:p>259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7]+[.B846]" office:value-type="float" office:value="26042" calcext:value-type="float">
            <text:p>260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8]+[.B847]" office:value-type="float" office:value="26092" calcext:value-type="float">
            <text:p>260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49]+[.B848]" office:value-type="float" office:value="26142" calcext:value-type="float">
            <text:p>261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0]+[.B849]" office:value-type="float" office:value="26192" calcext:value-type="float">
            <text:p>261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1]+[.B850]" office:value-type="float" office:value="26242" calcext:value-type="float">
            <text:p>262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2]+[.B851]" office:value-type="float" office:value="26292" calcext:value-type="float">
            <text:p>2629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3]+[.B852]" office:value-type="float" office:value="26342" calcext:value-type="float">
            <text:p>26342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854]+[.B853]" office:value-type="float" office:value="26392" calcext:value-type="float">
            <text:p>2639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5]+[.B854]" office:value-type="float" office:value="26443" calcext:value-type="float">
            <text:p>2644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6]+[.B855]" office:value-type="float" office:value="26494" calcext:value-type="float">
            <text:p>26494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7]+[.B856]" office:value-type="float" office:value="26545" calcext:value-type="float">
            <text:p>26545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8]+[.B857]" office:value-type="float" office:value="26596" calcext:value-type="float">
            <text:p>26596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59]+[.B858]" office:value-type="float" office:value="26647" calcext:value-type="float">
            <text:p>26647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0]+[.B859]" office:value-type="float" office:value="26698" calcext:value-type="float">
            <text:p>26698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1]+[.B860]" office:value-type="float" office:value="26749" calcext:value-type="float">
            <text:p>2674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2]+[.B861]" office:value-type="float" office:value="26800" calcext:value-type="float">
            <text:p>2680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3]+[.B862]" office:value-type="float" office:value="26851" calcext:value-type="float">
            <text:p>26851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4]+[.B863]" office:value-type="float" office:value="26902" calcext:value-type="float">
            <text:p>26902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5]+[.B864]" office:value-type="float" office:value="26953" calcext:value-type="float">
            <text:p>26953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866]+[.B865]" office:value-type="float" office:value="27004" calcext:value-type="float">
            <text:p>2700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67]+[.B866]" office:value-type="float" office:value="27056" calcext:value-type="float">
            <text:p>2705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68]+[.B867]" office:value-type="float" office:value="27108" calcext:value-type="float">
            <text:p>2710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69]+[.B868]" office:value-type="float" office:value="27160" calcext:value-type="float">
            <text:p>2716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0]+[.B869]" office:value-type="float" office:value="27212" calcext:value-type="float">
            <text:p>27212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1]+[.B870]" office:value-type="float" office:value="27264" calcext:value-type="float">
            <text:p>27264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2]+[.B871]" office:value-type="float" office:value="27316" calcext:value-type="float">
            <text:p>27316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3]+[.B872]" office:value-type="float" office:value="27368" calcext:value-type="float">
            <text:p>27368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874]+[.B873]" office:value-type="float" office:value="27420" calcext:value-type="float">
            <text:p>2742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5]+[.B874]" office:value-type="float" office:value="27473" calcext:value-type="float">
            <text:p>2747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6]+[.B875]" office:value-type="float" office:value="27526" calcext:value-type="float">
            <text:p>2752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7]+[.B876]" office:value-type="float" office:value="27579" calcext:value-type="float">
            <text:p>27579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8]+[.B877]" office:value-type="float" office:value="27632" calcext:value-type="float">
            <text:p>27632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79]+[.B878]" office:value-type="float" office:value="27685" calcext:value-type="float">
            <text:p>27685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0]+[.B879]" office:value-type="float" office:value="27738" calcext:value-type="float">
            <text:p>27738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1]+[.B880]" office:value-type="float" office:value="27791" calcext:value-type="float">
            <text:p>27791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2]+[.B881]" office:value-type="float" office:value="27844" calcext:value-type="float">
            <text:p>27844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3]+[.B882]" office:value-type="float" office:value="27897" calcext:value-type="float">
            <text:p>27897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4]+[.B883]" office:value-type="float" office:value="27950" calcext:value-type="float">
            <text:p>2795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5]+[.B884]" office:value-type="float" office:value="28003" calcext:value-type="float">
            <text:p>28003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6]+[.B885]" office:value-type="float" office:value="28056" calcext:value-type="float">
            <text:p>2805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887]+[.B886]" office:value-type="float" office:value="28109" calcext:value-type="float">
            <text:p>2810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88]+[.B887]" office:value-type="float" office:value="28163" calcext:value-type="float">
            <text:p>2816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89]+[.B888]" office:value-type="float" office:value="28217" calcext:value-type="float">
            <text:p>2821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0]+[.B889]" office:value-type="float" office:value="28271" calcext:value-type="float">
            <text:p>2827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1]+[.B890]" office:value-type="float" office:value="28325" calcext:value-type="float">
            <text:p>2832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2]+[.B891]" office:value-type="float" office:value="28379" calcext:value-type="float">
            <text:p>2837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3]+[.B892]" office:value-type="float" office:value="28433" calcext:value-type="float">
            <text:p>2843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4]+[.B893]" office:value-type="float" office:value="28487" calcext:value-type="float">
            <text:p>2848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5]+[.B894]" office:value-type="float" office:value="28541" calcext:value-type="float">
            <text:p>28541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6]+[.B895]" office:value-type="float" office:value="28595" calcext:value-type="float">
            <text:p>28595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7]+[.B896]" office:value-type="float" office:value="28649" calcext:value-type="float">
            <text:p>28649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8]+[.B897]" office:value-type="float" office:value="28703" calcext:value-type="float">
            <text:p>2870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899]+[.B898]" office:value-type="float" office:value="28757" calcext:value-type="float">
            <text:p>28757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900]+[.B899]" office:value-type="float" office:value="28811" calcext:value-type="float">
            <text:p>2881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1]+[.B900]" office:value-type="float" office:value="28866" calcext:value-type="float">
            <text:p>2886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2]+[.B901]" office:value-type="float" office:value="28921" calcext:value-type="float">
            <text:p>2892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3]+[.B902]" office:value-type="float" office:value="28976" calcext:value-type="float">
            <text:p>2897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4]+[.B903]" office:value-type="float" office:value="29031" calcext:value-type="float">
            <text:p>2903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5]+[.B904]" office:value-type="float" office:value="29086" calcext:value-type="float">
            <text:p>2908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6]+[.B905]" office:value-type="float" office:value="29141" calcext:value-type="float">
            <text:p>2914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7]+[.B906]" office:value-type="float" office:value="29196" calcext:value-type="float">
            <text:p>2919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8]+[.B907]" office:value-type="float" office:value="29251" calcext:value-type="float">
            <text:p>2925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09]+[.B908]" office:value-type="float" office:value="29306" calcext:value-type="float">
            <text:p>29306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10]+[.B909]" office:value-type="float" office:value="29361" calcext:value-type="float">
            <text:p>29361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911]+[.B910]" office:value-type="float" office:value="29416" calcext:value-type="float">
            <text:p>2941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2]+[.B911]" office:value-type="float" office:value="29472" calcext:value-type="float">
            <text:p>2947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3]+[.B912]" office:value-type="float" office:value="29528" calcext:value-type="float">
            <text:p>2952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4]+[.B913]" office:value-type="float" office:value="29584" calcext:value-type="float">
            <text:p>29584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5]+[.B914]" office:value-type="float" office:value="29640" calcext:value-type="float">
            <text:p>2964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6]+[.B915]" office:value-type="float" office:value="29696" calcext:value-type="float">
            <text:p>29696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7]+[.B916]" office:value-type="float" office:value="29752" calcext:value-type="float">
            <text:p>29752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8]+[.B917]" office:value-type="float" office:value="29808" calcext:value-type="float">
            <text:p>2980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919]+[.B918]" office:value-type="float" office:value="29864" calcext:value-type="float">
            <text:p>29864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0]+[.B919]" office:value-type="float" office:value="29921" calcext:value-type="float">
            <text:p>29921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1]+[.B920]" office:value-type="float" office:value="29978" calcext:value-type="float">
            <text:p>29978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2]+[.B921]" office:value-type="float" office:value="30035" calcext:value-type="float">
            <text:p>30035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3]+[.B922]" office:value-type="float" office:value="30092" calcext:value-type="float">
            <text:p>30092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4]+[.B923]" office:value-type="float" office:value="30149" calcext:value-type="float">
            <text:p>30149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5]+[.B924]" office:value-type="float" office:value="30206" calcext:value-type="float">
            <text:p>3020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6]+[.B925]" office:value-type="float" office:value="30263" calcext:value-type="float">
            <text:p>30263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7]+[.B926]" office:value-type="float" office:value="30320" calcext:value-type="float">
            <text:p>3032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8]+[.B927]" office:value-type="float" office:value="30377" calcext:value-type="float">
            <text:p>30377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929]+[.B928]" office:value-type="float" office:value="30434" calcext:value-type="float">
            <text:p>3043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0]+[.B929]" office:value-type="float" office:value="30492" calcext:value-type="float">
            <text:p>30492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1]+[.B930]" office:value-type="float" office:value="30550" calcext:value-type="float">
            <text:p>3055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2]+[.B931]" office:value-type="float" office:value="30608" calcext:value-type="float">
            <text:p>30608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3]+[.B932]" office:value-type="float" office:value="30666" calcext:value-type="float">
            <text:p>30666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4]+[.B933]" office:value-type="float" office:value="30724" calcext:value-type="float">
            <text:p>30724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935]+[.B934]" office:value-type="float" office:value="30782" calcext:value-type="float">
            <text:p>30782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6]+[.B935]" office:value-type="float" office:value="30841" calcext:value-type="float">
            <text:p>30841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7]+[.B936]" office:value-type="float" office:value="30900" calcext:value-type="float">
            <text:p>3090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8]+[.B937]" office:value-type="float" office:value="30959" calcext:value-type="float">
            <text:p>30959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39]+[.B938]" office:value-type="float" office:value="31018" calcext:value-type="float">
            <text:p>3101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0]+[.B939]" office:value-type="float" office:value="31077" calcext:value-type="float">
            <text:p>31077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1]+[.B940]" office:value-type="float" office:value="31136" calcext:value-type="float">
            <text:p>31136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2]+[.B941]" office:value-type="float" office:value="31195" calcext:value-type="float">
            <text:p>31195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3]+[.B942]" office:value-type="float" office:value="31254" calcext:value-type="float">
            <text:p>31254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944]+[.B943]" office:value-type="float" office:value="31313" calcext:value-type="float">
            <text:p>3131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5]+[.B944]" office:value-type="float" office:value="31373" calcext:value-type="float">
            <text:p>3137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6]+[.B945]" office:value-type="float" office:value="31433" calcext:value-type="float">
            <text:p>3143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7]+[.B946]" office:value-type="float" office:value="31493" calcext:value-type="float">
            <text:p>3149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8]+[.B947]" office:value-type="float" office:value="31553" calcext:value-type="float">
            <text:p>31553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949]+[.B948]" office:value-type="float" office:value="31613" calcext:value-type="float">
            <text:p>31613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0]+[.B949]" office:value-type="float" office:value="31674" calcext:value-type="float">
            <text:p>31674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1]+[.B950]" office:value-type="float" office:value="31735" calcext:value-type="float">
            <text:p>31735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2]+[.B951]" office:value-type="float" office:value="31796" calcext:value-type="float">
            <text:p>31796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3]+[.B952]" office:value-type="float" office:value="31857" calcext:value-type="float">
            <text:p>3185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4]+[.B953]" office:value-type="float" office:value="31918" calcext:value-type="float">
            <text:p>31918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955]+[.B954]" office:value-type="float" office:value="31979" calcext:value-type="float">
            <text:p>31979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6]+[.B955]" office:value-type="float" office:value="32041" calcext:value-type="float">
            <text:p>3204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7]+[.B956]" office:value-type="float" office:value="32103" calcext:value-type="float">
            <text:p>32103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8]+[.B957]" office:value-type="float" office:value="32165" calcext:value-type="float">
            <text:p>32165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59]+[.B958]" office:value-type="float" office:value="32227" calcext:value-type="float">
            <text:p>32227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960]+[.B959]" office:value-type="float" office:value="32289" calcext:value-type="float">
            <text:p>32289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1]+[.B960]" office:value-type="float" office:value="32352" calcext:value-type="float">
            <text:p>32352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2]+[.B961]" office:value-type="float" office:value="32415" calcext:value-type="float">
            <text:p>32415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3]+[.B962]" office:value-type="float" office:value="32478" calcext:value-type="float">
            <text:p>32478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4]+[.B963]" office:value-type="float" office:value="32541" calcext:value-type="float">
            <text:p>32541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965]+[.B964]" office:value-type="float" office:value="32604" calcext:value-type="float">
            <text:p>32604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66]+[.B965]" office:value-type="float" office:value="32668" calcext:value-type="float">
            <text:p>3266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967]+[.B966]" office:value-type="float" office:value="32732" calcext:value-type="float">
            <text:p>3273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68]+[.B967]" office:value-type="float" office:value="32797" calcext:value-type="float">
            <text:p>3279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69]+[.B968]" office:value-type="float" office:value="32862" calcext:value-type="float">
            <text:p>32862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970]+[.B969]" office:value-type="float" office:value="32927" calcext:value-type="float">
            <text:p>32927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1]+[.B970]" office:value-type="float" office:value="32993" calcext:value-type="float">
            <text:p>32993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2]+[.B971]" office:value-type="float" office:value="33059" calcext:value-type="float">
            <text:p>33059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3]+[.B972]" office:value-type="float" office:value="33125" calcext:value-type="float">
            <text:p>33125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974]+[.B973]" office:value-type="float" office:value="33191" calcext:value-type="float">
            <text:p>33191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75]+[.B974]" office:value-type="float" office:value="33258" calcext:value-type="float">
            <text:p>33258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976]+[.B975]" office:value-type="float" office:value="33325" calcext:value-type="float">
            <text:p>3332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77]+[.B976]" office:value-type="float" office:value="33394" calcext:value-type="float">
            <text:p>33394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78]+[.B977]" office:value-type="float" office:value="33463" calcext:value-type="float">
            <text:p>33463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79]+[.B978]" office:value-type="float" office:value="33532" calcext:value-type="float">
            <text:p>33532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980]+[.B979]" office:value-type="float" office:value="33601" calcext:value-type="float">
            <text:p>33601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981]+[.B980]" office:value-type="float" office:value="33671" calcext:value-type="float">
            <text:p>33671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82]+[.B981]" office:value-type="float" office:value="33743" calcext:value-type="float">
            <text:p>33743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83]+[.B982]" office:value-type="float" office:value="33815" calcext:value-type="float">
            <text:p>33815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984]+[.B983]" office:value-type="float" office:value="33887" calcext:value-type="float">
            <text:p>33887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985]+[.B984]" office:value-type="float" office:value="33960" calcext:value-type="float">
            <text:p>3396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986]+[.B985]" office:value-type="float" office:value="34034" calcext:value-type="float">
            <text:p>3403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10:06:06.676137055</meta:creation-date>
    <dc:date>2024-03-09T10:09:30.509319837</dc:date>
    <meta:editing-duration>PT3M24S</meta:editing-duration>
    <meta:editing-cycles>1</meta:editing-cycles>
    <meta:document-statistic meta:table-count="1" meta:cell-count="1976" meta:object-count="0"/>
    <meta:generator>LibreOffice/24.2.0.3$Linux_X86_64 LibreOffice_project/420$Build-3</meta:generator>
  </office:meta>
</office:document-meta>
</file>